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2pt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solid" style:text-underline-width="auto" style:text-underline-color="font-color" fo:font-weight="bold" style:font-name-asian="Consolas" style:font-size-asian="12pt" style:font-weight-asian="bold" style:font-name-complex="Consolas" style:font-size-complex="12pt" style:font-weight-complex="bold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color="#7f0055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style:font-name-asian="Consolas" style:font-name-complex="Consolas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3f7f5f"/>
    </style:style>
    <style:style style:name="T10" style:family="text">
      <style:text-properties fo:color="#646464"/>
    </style:style>
    <style:style style:name="T11" style:family="text">
      <style:text-properties fo:color="#2a00ff"/>
    </style:style>
    <style:style style:name="T12" style:family="text">
      <style:text-properties fo:color="#0000c0"/>
    </style:style>
    <style:style style:name="T13" style:family="text">
      <style:text-properties fo:color="#0000c0" fo:font-style="italic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ckage</text:span><text:span text:style-name="T3"> movimientostrategyfactory;</text:span></text:p>
      <text:p text:style-name="P1"/>
      <text:p text:style-name="P1"><text:span text:style-name="T2">import</text:span><text:span text:style-name="T3"> barcos.Vector;</text:span></text:p>
      <text:p text:style-name="P2"/>
      <text:p text:style-name="P1"><text:span text:style-name="T2">public</text:span><text:span text:style-name="T3"> </text:span><text:span text:style-name="T2">interface</text:span><text:span text:style-name="T3"> AbstractMovimientoFactory {</text:span></text:p>
      <text:p text:style-name="P1"><text:span text:style-name="T3"><text:tab/></text:span><text:span text:style-name="T2">public</text:span><text:span text:style-name="T3"> </text:span><text:span text:style-name="T2">abstract</text:span><text:span text:style-name="T3"> MovimientoStrategy crearMovimientoStrategy(Vector direccion);</text:span></text:p>
      <text:p text:style-name="P3">}</text:p>
      <text:p text:style-name="P2"><text:span text:style-name="T1"/></text:p>
      <text:p text:style-name="P1"><text:span text:style-name="T2">public</text:span><text:span text:style-name="T3"> </text:span><text:span text:style-name="T2">class</text:span><text:span text:style-name="T3"> MovimientoLinealFactory </text:span><text:span text:style-name="T2">implements</text:span><text:span text:style-name="T3"> AbstractMovimientoFactory {</text:span></text:p>
      <text:p text:style-name="P1"><text:span text:style-name="T3"><text:tab/></text:span><text:span text:style-name="T2">public</text:span><text:span text:style-name="T3"> MovimientoStrategy crearMovimientoStrategy(Vector direccion) {</text:span></text:p>
      <text:p text:style-name="P1"><text:span text:style-name="T3"><text:tab/><text:tab/></text:span><text:span text:style-name="T2">return</text:span><text:span text:style-name="T3"> </text:span><text:span text:style-name="T2">new</text:span><text:span text:style-name="T3"> MovimientoLinealStrategy(direccion);</text:span></text:p>
      <text:p text:style-name="P3"><text:tab/>}</text:p>
      <text:p text:style-name="P3">}</text:p>
      <text:p text:style-name="P2"><text:span text:style-name="T1"/></text:p>
      <text:p text:style-name="P2"><text:span text:style-name="T1">package</text:span><text:span text:style-name="T3"> barcofactory</text:span></text:p>
      <text:p text:style-name="P1"/>
      <text:p text:style-name="P1"><text:span text:style-name="T2">public</text:span><text:span text:style-name="T3"> </text:span><text:span text:style-name="T2">interface</text:span><text:span text:style-name="T3"> AbstractBarcoFactory {</text:span></text:p>
      <text:p text:style-name="P1"><text:span text:style-name="T3"><text:tab/></text:span><text:span text:style-name="T9">// cambiar int por la interfaz de estrategia de movimiento cuando esta sea</text:span></text:p>
      <text:p text:style-name="P1"><text:span text:style-name="T3"><text:tab/></text:span><text:span text:style-name="T9">// implementada</text:span></text:p>
      <text:p text:style-name="P1"><text:span text:style-name="T3"><text:tab/></text:span><text:span text:style-name="T2">public</text:span><text:span text:style-name="T3"> </text:span><text:span text:style-name="T2">abstract</text:span><text:span text:style-name="T3"> Barco crearBarco(Vector orientacion,</text:span></text:p>
      <text:p text:style-name="P3"><text:tab/><text:tab/><text:tab/>MovimientoStrategy estrategiaDeMovimiento);</text:p>
      <text:p text:style-name="P5"><text:span text:style-name="T4">}</text:span></text:p>
      <text:p text:style-name="P5"><text:span text:style-name="T4"/></text:p>
      <text:p text:style-name="P5"><text:span text:style-name="T4">public class BuqueFactory implements AbstractBarcoFactory {</text:span></text:p>
      <text:p text:style-name="P5"><text:span text:style-name="T4"/></text:p>
      <text:p text:style-name="P5"><text:span text:style-name="T4"><text:tab/>@Override</text:span></text:p>
      <text:p text:style-name="P5"><text:span text:style-name="T4"><text:tab/>public Barco crearBarco(Vector orientacion, MovimientoStrategy movimiento) {</text:span></text:p>
      <text:p text:style-name="P5"><text:span text:style-name="T4"><text:tab/><text:tab/>return new Buque(orientacion, movimiento);</text:span></text:p>
      <text:p text:style-name="P5"><text:span text:style-name="T4"><text:tab/>}</text:span></text:p>
      <text:p text:style-name="P5"><text:span text:style-name="T4">}</text:span></text:p>
      <text:p text:style-name="P5"><text:span text:style-name="T4"/></text:p>
      <text:p text:style-name="P5"><text:span text:style-name="T4">public class DestructorFactory implements AbstractBarcoFactory {</text:span></text:p>
      <text:p text:style-name="P5"><text:span text:style-name="T4"><text:tab/>@Override</text:span></text:p>
      <text:p text:style-name="P5"><text:span text:style-name="T4"><text:tab/>public Barco crearBarco(Vector orientacion, MovimientoStrategy movimiento) {</text:span></text:p>
      <text:p text:style-name="P5"><text:span text:style-name="T4"><text:tab/><text:tab/>return new Destructor(orientacion, movimiento);</text:span></text:p>
      <text:p text:style-name="P5"><text:span text:style-name="T4"><text:tab/>}</text:span></text:p>
      <text:p text:style-name="P5"><text:span text:style-name="T4">}</text:span>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LanchaFactory </text:span><text:span text:style-name="T2">implements</text:span><text:span text:style-name="T3"> AbstractBarcoFactory {</text:span></text:p>
      <text:p text:style-name="P1"/>
      <text:p text:style-name="P1"><text:span text:style-name="T3"><text:tab/></text:span><text:span text:style-name="T10">@Override</text:span></text:p>
      <text:p text:style-name="P1"><text:span text:style-name="T3"><text:tab/></text:span><text:span text:style-name="T2">public</text:span><text:span text:style-name="T3"> Barco crearBarco(Vector orientacion, MovimientoStrategy movimiento) {</text:span></text:p>
      <text:p text:style-name="P1"><text:span text:style-name="T3"><text:tab/><text:tab/></text:span><text:span text:style-name="T2">return</text:span><text:span text:style-name="T3"> </text:span><text:span text:style-name="T2">new</text:span><text:span text:style-name="T3"> Lancha(orientacion, movimiento);</text:span></text:p>
      <text:p text:style-name="P3"><text:tab/>}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PortaavionesFactory </text:span><text:span text:style-name="T2">implements</text:span><text:span text:style-name="T3"> AbstractBarcoFactory {</text:span></text:p>
      <text:p text:style-name="P1"><text:span text:style-name="T3"><text:tab/></text:span><text:span text:style-name="T10">@Override</text:span></text:p>
      <text:p text:style-name="P1"><text:span text:style-name="T3"><text:tab/></text:span><text:span text:style-name="T2">public</text:span><text:span text:style-name="T3"> Barco crearBarco(Vector orientacion, MovimientoStrategy movimiento) {</text:span></text:p>
      <text:p text:style-name="P1"><text:span text:style-name="T3"><text:tab/><text:tab/></text:span><text:span text:style-name="T2">return</text:span><text:span text:style-name="T3"> </text:span><text:span text:style-name="T2">new</text:span><text:span text:style-name="T3"> Portaaviones(orientacion, movimiento);</text:span></text:p>
      <text:p text:style-name="P3"><text:tab/>}</text:p>
      <text:p text:style-name="P1"/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RompehieloFactory </text:span><text:span text:style-name="T2">implements</text:span><text:span text:style-name="T3"> AbstractBarcoFactory {</text:span></text:p>
      <text:p text:style-name="P1"><text:span text:style-name="T3"><text:tab/></text:span><text:span text:style-name="T10">@Override</text:span></text:p>
      <text:p text:style-name="P1"><text:span text:style-name="T3"><text:tab/></text:span><text:span text:style-name="T2">public</text:span><text:span text:style-name="T3"> Barco crearBarco(Vector orientacion, MovimientoStrategy movimiento) {</text:span></text:p>
      <text:p text:style-name="P1"><text:span text:style-name="T3"><text:tab/><text:tab/></text:span><text:span text:style-name="T2">return</text:span><text:span text:style-name="T3"> </text:span><text:span text:style-name="T2">new</text:span><text:span text:style-name="T3"> Rompehielo(orientacion, movimiento);</text:span></text:p>
      <text:p text:style-name="P3"><text:soft-page-break/><text:tab/>}</text:p>
      <text:p text:style-name="P3">}</text:p>
      <text:p text:style-name="P5"><text:span text:style-name="T4"/></text:p>
      <text:p text:style-name="P2"><text:span text:style-name="T1">package</text:span><text:span text:style-name="T3"> barcos</text:span></text:p>
      <text:p text:style-name="P2"><text:span text:style-name="T3"/></text:p>
      <text:p text:style-name="P2"><text:span text:style-name="T3"/></text:p>
      <text:p text:style-name="P1"><text:span text:style-name="T2">public</text:span><text:span text:style-name="T3"> </text:span><text:span text:style-name="T2">interface</text:span><text:span text:style-name="T3"> Movible {</text:span></text:p>
      <text:p text:style-name="P1"><text:span text:style-name="T3"><text:tab/></text:span><text:span text:style-name="T2">public</text:span><text:span text:style-name="T3"> </text:span><text:span text:style-name="T2">abstract</text:span><text:span text:style-name="T3"> </text:span><text:span text:style-name="T2">void</text:span><text:span text:style-name="T3"> moverse();</text:span></text:p>
      <text:p text:style-name="P3">}</text:p>
      <text:p text:style-name="P2"><text:span text:style-name="T3"/></text:p>
      <text:p text:style-name="P1"><text:span text:style-name="T7"/></text:p>
      <text:p text:style-name="P2"><text:span text:style-name="T3"/></text:p>
      <text:p text:style-name="P1"><text:span text:style-name="T9">/*</text:span></text:p>
      <text:p text:style-name="P6"><text:s/>* Direccion Cara 1 horizontal 0 vertical</text:p>
      <text:p text:style-name="P6"><text:s/>*/</text:p>
      <text:p text:style-name="P1"/>
      <text:p text:style-name="P1"><text:span text:style-name="T2">public</text:span><text:span text:style-name="T3"> </text:span><text:span text:style-name="T2">abstract</text:span><text:span text:style-name="T3"> </text:span><text:span text:style-name="T2">class</text:span><text:span text:style-name="T3"> Barco </text:span><text:span text:style-name="T2">implements</text:span><text:span text:style-name="T3"> Movible, Destructible, ObjetoPosicionable {</text:span></text:p>
      <text:p text:style-name="P1"><text:span text:style-name="T3"><text:s text:c="4"/></text:span><text:span text:style-name="T2">protected</text:span><text:span text:style-name="T3"> </text:span><text:span text:style-name="T2">int</text:span><text:span text:style-name="T3"> tamanio, vida;</text:span></text:p>
      <text:p text:style-name="P1"><text:span text:style-name="T3"><text:s text:c="4"/></text:span><text:span text:style-name="T2">protected</text:span><text:span text:style-name="T3"> Vector orientacion, posicionCabeza;</text:span></text:p>
      <text:p text:style-name="P1"><text:span text:style-name="T3"><text:s text:c="4"/></text:span><text:span text:style-name="T2">protected</text:span><text:span text:style-name="T3"> ArrayList&lt;Parte&gt; partesDelBarco;</text:span></text:p>
      <text:p text:style-name="P1"><text:span text:style-name="T3"><text:s text:c="4"/></text:span><text:span text:style-name="T2">protected</text:span><text:span text:style-name="T3"> MovimientoStrategy estrategia;</text:span></text:p>
      <text:p text:style-name="P1"/>
      <text:p text:style-name="P1"><text:span text:style-name="T3"><text:s text:c="4"/></text:span><text:span text:style-name="T9">/*</text:span></text:p>
      <text:p text:style-name="P6"><text:s text:c="5"/>* los datos vendrian a ser cantidad de partes, la vid y orientación de cara (hacia donde</text:p>
      <text:p text:style-name="P6"><text:s text:c="5"/>* apunta).</text:p>
      <text:p text:style-name="P6"><text:s text:c="5"/>*/</text:p>
      <text:p text:style-name="P1"><text:span text:style-name="T3"><text:s text:c="4"/></text:span><text:span text:style-name="T2">public</text:span><text:span text:style-name="T3"> Barco(Vector orient, </text:span><text:span text:style-name="T2">int</text:span><text:span text:style-name="T3"> tam, </text:span><text:span text:style-name="T2">int</text:span><text:span text:style-name="T3"> vida, MovimientoStrategy estrategia) {</text:span></text:p>
      <text:p text:style-name="P3"><text:s text:c="8"/>tamanio = tam;</text:p>
      <text:p text:style-name="P3"><text:s text:c="8"/>orientacion = orient;</text:p>
      <text:p text:style-name="P1"><text:span text:style-name="T3"><text:s text:c="8"/>partesDelBarco = </text:span><text:span text:style-name="T2">new</text:span><text:span text:style-name="T3"> ArrayList&lt;Parte&gt;();</text:span></text:p>
      <text:p text:style-name="P1"><text:span text:style-name="T3"><text:s text:c="8"/></text:span><text:span text:style-name="T2">this</text:span><text:span text:style-name="T3">.vida = vida;</text:span></text:p>
      <text:p text:style-name="P1"><text:span text:style-name="T3"><text:s text:c="8"/></text:span><text:span text:style-name="T2">this</text:span><text:span text:style-name="T3">.construirPartes();</text:span></text:p>
      <text:p text:style-name="P1"><text:span text:style-name="T3"><text:s text:c="8"/></text:span><text:span text:style-name="T2">this</text:span><text:span text:style-name="T3">.estrategia = estrategia;</text:span></text:p>
      <text:p text:style-name="P1"><text:span text:style-name="T3"><text:s text:c="8"/>estrategia.setBarco(</text:span><text:span text:style-name="T2">this</text:span><text:span text:style-name="T3">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Barco(</text:span><text:span text:style-name="T2">int</text:span><text:span text:style-name="T3"> tam, </text:span><text:span text:style-name="T2">int</text:span><text:span text:style-name="T3"> vida, MovimientoStrategy estrategia, Element nodoBarco) {</text:span></text:p>
      <text:p text:style-name="P3"><text:s text:c="8"/>tamanio = tam;</text:p>
      <text:p text:style-name="P1"><text:span text:style-name="T3"><text:s text:c="8"/>orientacion = </text:span><text:span text:style-name="T2">new</text:span><text:span text:style-name="T3"> Vector(nodoBarco.attributeValue(</text:span><text:span text:style-name="T11">"orientacion"</text:span><text:span text:style-name="T3">));</text:span></text:p>
      <text:p text:style-name="P1"><text:span text:style-name="T3"><text:s text:c="8"/>partesDelBarco = </text:span><text:span text:style-name="T2">new</text:span><text:span text:style-name="T3"> ArrayList&lt;Parte&gt;();</text:span></text:p>
      <text:p text:style-name="P1"><text:span text:style-name="T3"><text:s text:c="8"/></text:span><text:span text:style-name="T2">this</text:span><text:span text:style-name="T3">.vida = vida;</text:span></text:p>
      <text:p text:style-name="P1"><text:span text:style-name="T3"><text:s text:c="8"/></text:span><text:span text:style-name="T2">this</text:span><text:span text:style-name="T3">.estrategia = estrategia;</text:span></text:p>
      <text:p text:style-name="P1"><text:span text:style-name="T3"><text:s text:c="8"/>estrategia.setBarco(</text:span><text:span text:style-name="T2">this</text:span><text:span text:style-name="T3">);</text:span></text:p>
      <text:p text:style-name="P1"><text:span text:style-name="T3"><text:s text:c="8"/></text:span><text:span text:style-name="T9">// ahora lo que tengo que hacer es buscar cada parte.</text:span></text:p>
      <text:p text:style-name="P1"><text:span text:style-name="T3"><text:s text:c="8"/></text:span><text:span text:style-name="T9">// cuando tenga cada parte la mando a construir con su nodo.</text:span></text:p>
      <text:p text:style-name="P1"><text:span text:style-name="T3"><text:s text:c="8"/>List&lt;Element&gt; listaNodosPartes = nodoBarco.elements(</text:span><text:span text:style-name="T11">"Parte"</text:span><text:span text:style-name="T3">);</text:span></text:p>
      <text:p text:style-name="P1"><text:span text:style-name="T3"><text:s text:c="8"/></text:span><text:span text:style-name="T2">if</text:span><text:span text:style-name="T3"> (listaNodosPartes.size() != tam) {</text:span></text:p>
      <text:p text:style-name="P1"><text:span text:style-name="T3"><text:s text:c="12"/></text:span><text:span text:style-name="T2">throw</text:span><text:span text:style-name="T3"> </text:span><text:span text:style-name="T2">new</text:span><text:span text:style-name="T3"> Error(</text:span><text:span text:style-name="T11">"Cantidad de partes: "</text:span><text:span text:style-name="T3"> + listaNodosPartes.size() + </text:span><text:span text:style-name="T11">" no corresponde al barco."</text:span><text:span text:style-name="T3"> + ((List&lt;Element&gt;) (nodoBarco.elements())).get(0).getName());</text:span></text:p>
      <text:p text:style-name="P3"><text:s text:c="8"/>}</text:p>
      <text:p text:style-name="P3"><text:s text:c="8"/>Iterator&lt;Element&gt; it = listaNodosPartes.iterator();</text:p>
      <text:p text:style-name="P1"><text:span text:style-name="T3"><text:s text:c="8"/></text:span><text:span text:style-name="T2">while</text:span><text:span text:style-name="T3"> (it.hasNext()) {</text:span></text:p>
      <text:p text:style-name="P3"><text:s text:c="12"/>Element nodoParte = it.next();</text:p>
      <text:p text:style-name="P3"><text:s text:c="12"/>construirParte(nodoParte);</text:p>
      <text:p text:style-name="P3"><text:s text:c="8"/>}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AbstractVistasBarcoFactory getVistasFactory();</text:span>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oft-page-break/><text:span text:style-name="T3"><text:s text:c="4"/></text:span><text:span text:style-name="T2">public</text:span><text:span text:style-name="T3"> </text:span><text:span text:style-name="T2">int</text:span><text:span text:style-name="T3"> getX() {</text:span></text:p>
      <text:p text:style-name="P1"><text:span text:style-name="T3"><text:s text:c="8"/></text:span><text:span text:style-name="T2">return</text:span><text:span text:style-name="T3"> 20 * (posicionCabeza.x());</text:span></text:p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</text:span><text:span text:style-name="T2">int</text:span><text:span text:style-name="T3"> getY() {</text:span></text:p>
      <text:p text:style-name="P1"><text:span text:style-name="T3"><text:s text:c="8"/></text:span><text:span text:style-name="T2">return</text:span><text:span text:style-name="T3"> 20 * (posicionCabeza.y(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colocarEnTablero(Vector posicion) </text:span><text:span text:style-name="T2">throws</text:span><text:span text:style-name="T3"> PosicionInvalida {</text:span></text:p>
      <text:p text:style-name="P1"><text:span text:style-name="T3"><text:s text:c="8"/></text:span><text:span text:style-name="T2">if</text:span><text:span text:style-name="T3"> (</text:span><text:span text:style-name="T2">this</text:span><text:span text:style-name="T3">.verificarPosicion(posicion) == </text:span><text:span text:style-name="T2">false</text:span><text:span text:style-name="T3">) {</text:span></text:p>
      <text:p text:style-name="P1"><text:span text:style-name="T3"><text:s text:c="12"/></text:span><text:span text:style-name="T2">throw</text:span><text:span text:style-name="T3"> </text:span><text:span text:style-name="T2">new</text:span><text:span text:style-name="T3"> PosicionInvalida(</text:span><text:span text:style-name="T11">"HAY UNA POSICION INVALIDA"</text:span><text:span text:style-name="T3">);</text:span></text:p>
      <text:p text:style-name="P3"><text:s text:c="8"/>}</text:p>
      <text:p text:style-name="P1"><text:span text:style-name="T3"><text:s text:c="8"/></text:span><text:span text:style-name="T2">this</text:span><text:span text:style-name="T3">.posicionCabeza = posicion;</text:span></text:p>
      <text:p text:style-name="P1"><text:span text:style-name="T3"><text:s text:c="8"/></text:span><text:span text:style-name="T2">this</text:span><text:span text:style-name="T3">.colocarPartes();</text:span></text:p>
      <text:p text:style-name="P3"><text:s text:c="4"/>}</text:p>
      <text:p text:style-name="P1"/>
      <text:p text:style-name="P1"><text:span text:style-name="T3"><text:s text:c="4"/></text:span><text:span text:style-name="T9">/*</text:span></text:p>
      <text:p text:style-name="P6"><text:s text:c="5"/>* // METODOS PUBLICOS // para el principio de cada turno. public void moverse() {</text:p>
      <text:p text:style-name="P6"><text:s text:c="5"/>* this.cambiarPosicion(); this.moverPartes(); }</text:p>
      <text:p text:style-name="P6"><text:s text:c="5"/>*/</text:p>
      <text:p text:style-name="P1"/>
      <text:p text:style-name="P1"><text:span text:style-name="T3"><text:s text:c="4"/></text:span><text:span text:style-name="T9">/* verifica parte por parte que no este fuera de rango. */</text:span></text:p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verificarPosicion(Vector pos) {</text:span></text:p>
      <text:p text:style-name="P3"><text:s text:c="8"/>Tablero tablero = Tablero.getTablero();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tamanio; i++) {</text:span></text:p>
      <text:p text:style-name="P3"><text:s text:c="12"/>Vector vector = pos.sumar(orientacion.porEscalar(i));</text:p>
      <text:p text:style-name="P1"><text:span text:style-name="T3"><text:s text:c="12"/></text:span><text:span text:style-name="T2">if</text:span><text:span text:style-name="T3"> (tablero.fueraDeRango(vector) == </text:span><text:span text:style-name="T2">true</text:span><text:span text:style-name="T3">) {</text:span></text:p>
      <text:p text:style-name="P1"><text:span text:style-name="T3"><text:s text:c="16"/></text:span><text:span text:style-name="T2">return</text:span><text:span text:style-name="T3"> </text:span><text:span text:style-name="T2">false</text:span><text:span text:style-name="T3">;</text:span></text:p>
      <text:p text:style-name="P3"><text:s text:c="12"/>}</text:p>
      <text:p text:style-name="P3"><text:s text:c="8"/>}</text:p>
      <text:p text:style-name="P1"><text:span text:style-name="T3"><text:s text:c="8"/></text:span><text:span text:style-name="T2">return</text:span><text:span text:style-name="T3"> </text:span><text:span text:style-name="T2">true</text:span><text:span text:style-name="T3">;</text:span></text:p>
      <text:p text:style-name="P3"><text:s text:c="4"/>}</text:p>
      <text:p text:style-name="P1"/>
      <text:p text:style-name="P1"><text:span text:style-name="T3"><text:s text:c="4"/></text:span><text:span text:style-name="T9">/*</text:span></text:p>
      <text:p text:style-name="P6"><text:s text:c="5"/>* // METODOS PUBLICOS // para el principio de cada turno. public void moverse() {</text:p>
      <text:p text:style-name="P6"><text:s text:c="5"/>* this.cambiarPosicion(); this.moverPartes(); }</text:p>
      <text:p text:style-name="P6"><text:s text:c="5"/>*/</text:p>
      <text:p text:style-name="P1"><text:span text:style-name="T3"><text:s text:c="4"/></text:span><text:span text:style-name="T2">abstract</text:span><text:span text:style-name="T3"> </text:span><text:span text:style-name="T2">void</text:span><text:span text:style-name="T3"> construirPartes();</text:span></text:p>
      <text:p text:style-name="P1"/>
      <text:p text:style-name="P1"><text:span text:style-name="T3"><text:s text:c="4"/></text:span><text:span text:style-name="T2">abstract</text:span><text:span text:style-name="T3"> </text:span><text:span text:style-name="T2">void</text:span><text:span text:style-name="T3"> construirParte(Element nodoParte);</text:span></text:p>
      <text:p text:style-name="P1"/>
      <text:p text:style-name="P1"><text:span text:style-name="T3"><text:s text:c="4"/></text:span><text:span text:style-name="T2">public</text:span><text:span text:style-name="T3"> </text:span><text:span text:style-name="T2">int</text:span><text:span text:style-name="T3"> obtenerTamanio() {</text:span></text:p>
      <text:p text:style-name="P1"><text:span text:style-name="T3"><text:s text:c="8"/></text:span><text:span text:style-name="T2">return</text:span><text:span text:style-name="T3"> tamanio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Vector obtenerOrientacion() {</text:span></text:p>
      <text:p text:style-name="P1"><text:span text:style-name="T3"><text:s text:c="8"/></text:span><text:span text:style-name="T2">return</text:span><text:span text:style-name="T3"> orientacion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ArrayList&lt;Parte&gt; obtenerPartes() {</text:span></text:p>
      <text:p text:style-name="P1"><text:span text:style-name="T3"><text:s text:c="8"/></text:span><text:span text:style-name="T2">return</text:span><text:span text:style-name="T3"> partesDelBarco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metodoPrueba() {</text:span></text:p>
      <text:p text:style-name="P1"/>
      <text:p text:style-name="P3"><text:s text:c="4"/>}</text:p>
      <text:p text:style-name="P1"/>
      <text:p text:style-name="P1"><text:span text:style-name="T3"><text:s text:c="4"/></text:span><text:span text:style-name="T9">// METODOS PRIVADOS</text:span></text:p>
      <text:p text:style-name="P1"/>
      <text:p text:style-name="P1"><text:span text:style-name="T3"><text:s text:c="4"/></text:span><text:span text:style-name="T2">public</text:span><text:span text:style-name="T3"> Vector obtenerDireccionMovimiento() {</text:span></text:p>
      <text:p text:style-name="P1"><text:span text:style-name="T3"><text:s text:c="8"/></text:span><text:span text:style-name="T2">return</text:span><text:span text:style-name="T3"> estrategia.obtenerDireccionMovimiento();</text:span></text:p>
      <text:p text:style-name="P3"><text:soft-page-break/><text:s text:c="4"/>}</text:p>
      <text:p text:style-name="P1"/>
      <text:p text:style-name="P1"><text:span text:style-name="T3"><text:s text:c="4"/></text:span><text:span text:style-name="T2">public</text:span><text:span text:style-name="T3"> Vector obtenerPosicion() {</text:span></text:p>
      <text:p text:style-name="P1"><text:span text:style-name="T3"><text:s text:c="8"/></text:span><text:span text:style-name="T2">return</text:span><text:span text:style-name="T3"> posicionCabeza;</text:span></text:p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estaDestruido() {</text:span>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tamanio; i++) {</text:span></text:p>
      <text:p text:style-name="P3"><text:s text:c="12"/>Parte parte = partesDelBarco.get(i);</text:p>
      <text:p text:style-name="P1"><text:span text:style-name="T3"><text:s text:c="12"/></text:span><text:span text:style-name="T2">if</text:span><text:span text:style-name="T3"> (parte.estaDestruida() == </text:span><text:span text:style-name="T2">false</text:span><text:span text:style-name="T3">) {</text:span></text:p>
      <text:p text:style-name="P1"><text:span text:style-name="T3"><text:s text:c="16"/></text:span><text:span text:style-name="T2">return</text:span><text:span text:style-name="T3"> </text:span><text:span text:style-name="T2">false</text:span><text:span text:style-name="T3">;</text:span></text:p>
      <text:p text:style-name="P3"><text:s text:c="12"/>}</text:p>
      <text:p text:style-name="P3"><text:s text:c="8"/>}</text:p>
      <text:p text:style-name="P1"><text:span text:style-name="T3"><text:s text:c="8"/></text:span><text:span text:style-name="T2">return</text:span><text:span text:style-name="T3"> </text:span><text:span text:style-name="T2">true</text:span><text:span text:style-name="T3">;</text:span></text:p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moverse() {</text:span></text:p>
      <text:p text:style-name="P3"><text:s text:c="8"/>Vector nuevaPosicion = estrategia.ejecutar();</text:p>
      <text:p text:style-name="P3"><text:s text:c="8"/>sacarPartes();</text:p>
      <text:p text:style-name="P3"><text:s text:c="8"/>posicionCabeza = nuevaPosicion;</text:p>
      <text:p text:style-name="P3"><text:s text:c="8"/>colocarPartes();</text:p>
      <text:p text:style-name="P3"><text:s text:c="4"/>}</text:p>
      <text:p text:style-name="P1"/>
      <text:p text:style-name="P1"><text:span text:style-name="T3"><text:s text:c="4"/></text:span><text:span text:style-name="T9">/* quita todas las partes de un barco del tablero */</text:span></text:p>
      <text:p text:style-name="P1"><text:span text:style-name="T3"><text:s text:c="4"/></text:span><text:span text:style-name="T2">private</text:span><text:span text:style-name="T3"> </text:span><text:span text:style-name="T2">void</text:span><text:span text:style-name="T3"> sacarPartes() {</text:span></text:p>
      <text:p text:style-name="P3"><text:s text:c="8"/>Tablero tablero = Tablero.getTablero();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tamanio; i++) {</text:span></text:p>
      <text:p text:style-name="P1"><text:span text:style-name="T3"><text:s text:c="12"/>Vector posParte = </text:span><text:span text:style-name="T2">new</text:span><text:span text:style-name="T3"> Vector(posicionCabeza.sumar(orientacion.porEscalar(i)));</text:span></text:p>
      <text:p text:style-name="P3"><text:s text:c="12"/>tablero.sacarElemento(posParte, partesDelBarco.get(i));</text:p>
      <text:p text:style-name="P3"><text:s text:c="8"/>}</text:p>
      <text:p text:style-name="P3"><text:s text:c="4"/>}</text:p>
      <text:p text:style-name="P1"/>
      <text:p text:style-name="P1"><text:span text:style-name="T3"><text:s text:c="4"/></text:span><text:span text:style-name="T9">/*</text:span></text:p>
      <text:p text:style-name="P6"><text:s text:c="5"/>* Calcula la posicion de cada parte en base a la posicion de la cabeza.</text:p>
      <text:p text:style-name="P6"><text:s text:c="5"/>*/</text:p>
      <text:p text:style-name="P1"/>
      <text:p text:style-name="P1"><text:span text:style-name="T3"><text:s text:c="4"/></text:span><text:span text:style-name="T2">public</text:span><text:span text:style-name="T3"> Element generarNodo(String nombreBarco) {</text:span></text:p>
      <text:p text:style-name="P3"><text:s text:c="8"/>Element nodoADevolver = DocumentHelper.createElement(nombreBarco);</text:p>
      <text:p text:style-name="P1"><text:span text:style-name="T3"><text:s text:c="8"/>nodoADevolver.addAttribute(</text:span><text:span text:style-name="T11">"orientacion"</text:span><text:span text:style-name="T3">, orientacion.toString());</text:span></text:p>
      <text:p text:style-name="P1"><text:span text:style-name="T3"><text:s text:c="8"/>nodoADevolver.addAttribute(</text:span><text:span text:style-name="T11">"posicion"</text:span><text:span text:style-name="T3">, posicionCabeza.toString());</text:span></text:p>
      <text:p text:style-name="P1"><text:span text:style-name="T3"><text:s text:c="8"/>nodoADevolver.addAttribute(</text:span><text:span text:style-name="T11">"completo"</text:span><text:span text:style-name="T3">, </text:span><text:span text:style-name="T11">"no"</text:span><text:span text:style-name="T3">);</text:span></text:p>
      <text:p text:style-name="P1"><text:span text:style-name="T3"><text:s text:c="8"/></text:span><text:span text:style-name="T9">// ahora las partes cada una individualmente.</text:span></text:p>
      <text:p text:style-name="P3"><text:s text:c="8"/>Iterator&lt;Parte&gt; it = partesDelBarco.iterator();</text:p>
      <text:p text:style-name="P1"><text:span text:style-name="T3"><text:s text:c="8"/></text:span><text:span text:style-name="T2">while</text:span><text:span text:style-name="T3"> (it.hasNext()) {</text:span></text:p>
      <text:p text:style-name="P3"><text:s text:c="12"/>Parte parteActual = it.next();</text:p>
      <text:p text:style-name="P3"><text:s text:c="12"/>nodoADevolver.add(parteActual.generarNodo());</text:p>
      <text:p text:style-name="P1"/>
      <text:p text:style-name="P3"><text:s text:c="8"/>}</text:p>
      <text:p text:style-name="P1"><text:span text:style-name="T3"><text:s text:c="8"/></text:span><text:span text:style-name="T2">return</text:span><text:span text:style-name="T3"> nodoADevolver;</text:span></text:p>
      <text:p text:style-name="P1"/>
      <text:p text:style-name="P3"><text:s text:c="4"/>}</text:p>
      <text:p text:style-name="P1"/>
      <text:p text:style-name="P1"><text:span text:style-name="T3"><text:s text:c="4"/></text:span><text:span text:style-name="T9">/*</text:span></text:p>
      <text:p text:style-name="P6"><text:s text:c="5"/>* Calcula la posicion de cada parte en base a la posicion de la cabeza.</text:p>
      <text:p text:style-name="P6"><text:s text:c="5"/>*/</text:p>
      <text:p text:style-name="P1"><text:span text:style-name="T3"><text:s text:c="4"/></text:span><text:span text:style-name="T2">private</text:span><text:span text:style-name="T3"> </text:span><text:span text:style-name="T2">void</text:span><text:span text:style-name="T3"> colocarPartes() {</text:span></text:p>
      <text:p text:style-name="P3"><text:s text:c="8"/>Tablero tablero = Tablero.getTablero();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tamanio; i++) {</text:span></text:p>
      <text:p text:style-name="P1"><text:span text:style-name="T3"><text:s text:c="12"/>Vector posParte = </text:span><text:span text:style-name="T2">new</text:span><text:span text:style-name="T3"> </text:span><text:soft-page-break/><text:span text:style-name="T3">Vector(posicionCabeza.sumar(orientacion.porEscalar(i)));</text:span></text:p>
      <text:p text:style-name="P3"><text:s text:c="12"/>partesDelBarco.get(i).cambiarPosicion(posParte);</text:p>
      <text:p text:style-name="P3"><text:s text:c="12"/>tablero.colocarElemento(posParte, partesDelBarco.get(i));</text:p>
      <text:p text:style-name="P3"><text:s text:c="8"/>}</text:p>
      <text:p text:style-name="P3"><text:s text:c="4"/>}</text:p>
      <text:p text:style-name="P1"><text:span text:style-name="T2">public</text:span><text:span text:style-name="T3"> </text:span><text:span text:style-name="T2">abstract</text:span><text:span text:style-name="T3"> </text:span><text:span text:style-name="T2">class</text:span><text:span text:style-name="T3"> NaveConDanioTotal </text:span><text:span text:style-name="T2">extends</text:span><text:span text:style-name="T3"> Barco {</text:span></text:p>
      <text:p text:style-name="P1"/>
      <text:p text:style-name="P1"><text:span text:style-name="T3"><text:s text:c="4"/></text:span><text:span text:style-name="T2">public</text:span><text:span text:style-name="T3"> NaveConDanioTotal(Vector orient, </text:span><text:span text:style-name="T2">int</text:span><text:span text:style-name="T3"> tam, </text:span><text:span text:style-name="T2">int</text:span><text:span text:style-name="T3"> vida, MovimientoStrategy estrategia) {</text:span></text:p>
      <text:p text:style-name="P1"><text:span text:style-name="T3"><text:s text:c="8"/></text:span><text:span text:style-name="T2">super</text:span><text:span text:style-name="T3">(orient, tam, vida, estrategia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NaveConDanioTotal(</text:span><text:span text:style-name="T2">int</text:span><text:span text:style-name="T3"> tam, </text:span><text:span text:style-name="T2">int</text:span><text:span text:style-name="T3"> vida, MovimientoStrategy estrategia, Element nodoBarco) {</text:span></text:p>
      <text:p text:style-name="P1"><text:span text:style-name="T3"><text:s text:c="8"/></text:span><text:span text:style-name="T2">super</text:span><text:span text:style-name="T3">(tam, vida, estrategia, nodoBarco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construirPartes() {</text:span>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</text:span><text:span text:style-name="T12">tamanio</text:span><text:span text:style-name="T3">; i++) {</text:span></text:p>
      <text:p text:style-name="P1"><text:span text:style-name="T3"><text:s text:c="12"/></text:span><text:span text:style-name="T12">partesDelBarco</text:span><text:span text:style-name="T3">.add(</text:span><text:span text:style-name="T2">new</text:span><text:span text:style-name="T3"> ParteDanioTotal(</text:span><text:span text:style-name="T12">vida</text:span><text:span text:style-name="T3">));</text:span></text:p>
      <text:p text:style-name="P3"><text:s text:c="8"/>}</text:p>
      <text:p text:style-name="P1"/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construirParte(Element nodoParte) {</text:span></text:p>
      <text:p text:style-name="P1"><text:span text:style-name="T3"><text:s text:c="8"/></text:span><text:span text:style-name="T12">partesDelBarco</text:span><text:span text:style-name="T3">.add(</text:span><text:span text:style-name="T2">new</text:span><text:span text:style-name="T3"> ParteDanioTotal(Integer.</text:span><text:span text:style-name="T6">parseInt</text:span><text:span text:style-name="T3">(nodoParte.attributeValue(</text:span><text:span text:style-name="T11">"vida"</text:span><text:span text:style-name="T3">)))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AbstractVistasBarcoFactory getVistasFactory();</text:span>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String nombreBarco) {</text:span></text:p>
      <text:p text:style-name="P1"><text:span text:style-name="T3"><text:s text:c="8"/></text:span><text:span text:style-name="T2">return</text:span><text:span text:style-name="T3"> </text:span><text:span text:style-name="T2">super</text:span><text:span text:style-name="T3">.generarNodo(nombreBarco);</text:span></text:p>
      <text:p text:style-name="P1"/>
      <text:p text:style-name="P3"><text:s text:c="4"/>}</text:p>
      <text:p text:style-name="P1"/>
      <text:p text:style-name="P3">}</text:p>
      <text:p text:style-name="P2"><text:span text:style-name="T3"/></text:p>
      <text:p text:style-name="P1"><text:span text:style-name="T2">public</text:span><text:span text:style-name="T3"> </text:span><text:span text:style-name="T2">class</text:span><text:span text:style-name="T3"> Portaaviones </text:span><text:span text:style-name="T2">extends</text:span><text:span text:style-name="T3"> NaveConDanioTotal {</text:span></text:p>
      <text:p text:style-name="P1"><text:span text:style-name="T3"><text:s text:c="4"/></text:span><text:span text:style-name="T2">public</text:span><text:span text:style-name="T3"> Portaaviones(Vector orient, MovimientoStrategy estrategia) {</text:span></text:p>
      <text:p text:style-name="P1"><text:span text:style-name="T3"><text:s text:c="8"/></text:span><text:span text:style-name="T2">super</text:span><text:span text:style-name="T3">(orient, 5, 1, estrategia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AbstractVistasBarcoFactory getVistasFactory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istasPortaavionesFactory(</text:span><text:span text:style-name="T2">this</text:span><text:span text:style-name="T3">.obtenerOrientacion(), </text:span><text:span text:style-name="T2">this</text:span><text:span text:style-name="T3">.obtenerPartes(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Portaaviones(Element nodoBarco, MovimientoStrategy estrategia) {</text:span></text:p>
      <text:p text:style-name="P1"><text:span text:style-name="T3"><text:s text:c="8"/></text:span><text:span text:style-name="T2">super</text:span><text:span text:style-name="T3">(5, 1, estrategia, nodoBarco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</text:span><text:span text:style-name="T2">return</text:span><text:span text:style-name="T3"> </text:span><text:span text:style-name="T2">super</text:span><text:span text:style-name="T3">.generarNodo(</text:span><text:span text:style-name="T11">"Portaaviones"</text:span><text:span text:style-name="T3">);</text:span></text:p>
      <text:p text:style-name="P1"/>
      <text:p text:style-name="P3"><text:s text:c="4"/>}</text:p>
      <text:p text:style-name="P3"><text:soft-page-break/>}</text:p>
      <text:p text:style-name="P2"><text:span text:style-name="T3"/></text:p>
      <text:p text:style-name="P1"><text:span text:style-name="T2">public</text:span><text:span text:style-name="T3"> </text:span><text:span text:style-name="T2">class</text:span><text:span text:style-name="T3"> Rompehielo </text:span><text:span text:style-name="T2">extends</text:span><text:span text:style-name="T3"> NaveConDanioTotal {</text:span></text:p>
      <text:p text:style-name="P1"/>
      <text:p text:style-name="P1"><text:span text:style-name="T3"><text:s text:c="4"/></text:span><text:span text:style-name="T2">public</text:span><text:span text:style-name="T3"> Rompehielo(Vector orient, MovimientoStrategy estrategia) {</text:span></text:p>
      <text:p text:style-name="P1"><text:span text:style-name="T3"><text:s text:c="8"/></text:span><text:span text:style-name="T2">super</text:span><text:span text:style-name="T3">(orient, 3, 2, estrategia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AbstractVistasBarcoFactory getVistasFactory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istasRompehieloFactory(</text:span><text:span text:style-name="T2">this</text:span><text:span text:style-name="T3">.obtenerOrientacion(), </text:span><text:span text:style-name="T2">this</text:span><text:span text:style-name="T3">.obtenerPartes(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Rompehielo(Element nodoBarco, MovimientoStrategy estrategia) {</text:span></text:p>
      <text:p text:style-name="P1"><text:span text:style-name="T3"><text:s text:c="8"/></text:span><text:span text:style-name="T2">super</text:span><text:span text:style-name="T3">(3, 2, estrategia, nodoBarco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</text:span><text:span text:style-name="T2">return</text:span><text:span text:style-name="T3"> </text:span><text:span text:style-name="T2">super</text:span><text:span text:style-name="T3">.generarNodo(</text:span><text:span text:style-name="T11">"Rompehielo"</text:span><text:span text:style-name="T3">);</text:span></text:p>
      <text:p text:style-name="P1"/>
      <text:p text:style-name="P3"><text:s text:c="4"/>}</text:p>
      <text:p text:style-name="P3">}</text:p>
      <text:p text:style-name="P2"><text:span text:style-name="T3"/></text:p>
      <text:p text:style-name="P1"><text:span text:style-name="T2">public</text:span><text:span text:style-name="T3"> </text:span><text:span text:style-name="T2">class</text:span><text:span text:style-name="T3"> Vector {</text:span></text:p>
      <text:p text:style-name="P1"><text:span text:style-name="T3"><text:s text:c="4"/></text:span><text:span text:style-name="T2">protected</text:span><text:span text:style-name="T3"> </text:span><text:span text:style-name="T2">int</text:span><text:span text:style-name="T3"> </text:span><text:span text:style-name="T12">x</text:span><text:span text:style-name="T3">, </text:span><text:span text:style-name="T12">y</text:span><text:span text:style-name="T3">;</text:span></text:p>
      <text:p text:style-name="P1"/>
      <text:p text:style-name="P1"><text:span text:style-name="T3"><text:s text:c="4"/></text:span><text:span text:style-name="T2">public</text:span><text:span text:style-name="T3"> Vector(Vector vector) {</text:span></text:p>
      <text:p text:style-name="P1"><text:span text:style-name="T3"><text:s text:c="8"/></text:span><text:span text:style-name="T2">this</text:span><text:span text:style-name="T3">.asignar(vector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Vector(</text:span><text:span text:style-name="T2">int</text:span><text:span text:style-name="T3"> enX, </text:span><text:span text:style-name="T2">int</text:span><text:span text:style-name="T3"> enY) {</text:span></text:p>
      <text:p text:style-name="P1"><text:span text:style-name="T3"><text:s text:c="8"/></text:span><text:span text:style-name="T12">x</text:span><text:span text:style-name="T3"> = enX;</text:span></text:p>
      <text:p text:style-name="P1"><text:span text:style-name="T3"><text:s text:c="8"/></text:span><text:span text:style-name="T12">y</text:span><text:span text:style-name="T3"> = enY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Vector(String strVector) {</text:span></text:p>
      <text:p text:style-name="P1"><text:span text:style-name="T3"><text:s text:c="8"/></text:span><text:span text:style-name="T12">x</text:span><text:span text:style-name="T3"> = Integer.</text:span><text:span text:style-name="T6">parseInt</text:span><text:span text:style-name="T3">(strVector.substring(strVector.indexOf(</text:span><text:span text:style-name="T11">"("</text:span><text:span text:style-name="T3">) + 1, strVector.indexOf(</text:span><text:span text:style-name="T11">","</text:span><text:span text:style-name="T3">)));</text:span></text:p>
      <text:p text:style-name="P1"><text:span text:style-name="T3"><text:s text:c="8"/></text:span><text:span text:style-name="T12">y</text:span><text:span text:style-name="T3"> = Integer.</text:span><text:span text:style-name="T6">parseInt</text:span><text:span text:style-name="T3">(strVector.substring(strVector.indexOf(</text:span><text:span text:style-name="T11">","</text:span><text:span text:style-name="T3">) + 1, strVector.indexOf(</text:span><text:span text:style-name="T11">")"</text:span><text:span text:style-name="T3">)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int</text:span><text:span text:style-name="T3"> x() {</text:span></text:p>
      <text:p text:style-name="P1"><text:span text:style-name="T3"><text:s text:c="8"/></text:span><text:span text:style-name="T2">return</text:span><text:span text:style-name="T3"> </text:span><text:span text:style-name="T12">x</text:span><text:span text:style-name="T3">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int</text:span><text:span text:style-name="T3"> y() {</text:span></text:p>
      <text:p text:style-name="P1"><text:span text:style-name="T3"><text:s text:c="8"/></text:span><text:span text:style-name="T2">return</text:span><text:span text:style-name="T3"> </text:span><text:span text:style-name="T12">y</text:span><text:span text:style-name="T3">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setX(</text:span><text:span text:style-name="T2">int</text:span><text:span text:style-name="T3"> a) {</text:span></text:p>
      <text:p text:style-name="P1"><text:span text:style-name="T3"><text:s text:c="8"/></text:span><text:span text:style-name="T12">x</text:span><text:span text:style-name="T3"> = a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setY(</text:span><text:span text:style-name="T2">int</text:span><text:span text:style-name="T3"> a) {</text:span></text:p>
      <text:p text:style-name="P1"><text:span text:style-name="T3"><text:s text:c="8"/></text:span><text:span text:style-name="T12">y</text:span><text:span text:style-name="T3"> = a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sonIguales(Vector vector) {</text:span></text:p>
      <text:p text:style-name="P1"><text:soft-page-break/><text:span text:style-name="T3"><text:s text:c="8"/></text:span><text:span text:style-name="T2">boolean</text:span><text:span text:style-name="T3"> igualX = ((</text:span><text:span text:style-name="T2">this</text:span><text:span text:style-name="T3">.x()) == (vector.x()));</text:span></text:p>
      <text:p text:style-name="P1"><text:span text:style-name="T3"><text:s text:c="8"/></text:span><text:span text:style-name="T2">boolean</text:span><text:span text:style-name="T3"> igualY = ((</text:span><text:span text:style-name="T2">this</text:span><text:span text:style-name="T3">.y()) == (vector.y()));</text:span></text:p>
      <text:p text:style-name="P1"><text:span text:style-name="T3"><text:s text:c="8"/></text:span><text:span text:style-name="T2">return</text:span><text:span text:style-name="T3"> (igualX &amp;&amp; igualY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asignar(Vector vector) {</text:span></text:p>
      <text:p text:style-name="P1"><text:span text:style-name="T3"><text:s text:c="8"/></text:span><text:span text:style-name="T12">x</text:span><text:span text:style-name="T3"> = vector.x();</text:span></text:p>
      <text:p text:style-name="P1"><text:span text:style-name="T3"><text:s text:c="8"/></text:span><text:span text:style-name="T12">y</text:span><text:span text:style-name="T3"> = vector.y(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Vector sumar(Vector vector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ector(vector.x() + </text:span><text:span text:style-name="T12">x</text:span><text:span text:style-name="T3">, vector.y() + </text:span><text:span text:style-name="T12">y</text:span><text:span text:style-name="T3">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Vector porEscalar(</text:span><text:span text:style-name="T2">int</text:span><text:span text:style-name="T3"> escalar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ector(</text:span><text:span text:style-name="T12">x</text:span><text:span text:style-name="T3"> * escalar, </text:span><text:span text:style-name="T12">y</text:span><text:span text:style-name="T3"> * escalar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String toString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String(</text:span><text:span text:style-name="T11">"("</text:span><text:span text:style-name="T3"> + Integer.</text:span><text:span text:style-name="T6">toString</text:span><text:span text:style-name="T3">(</text:span><text:span text:style-name="T12">x</text:span><text:span text:style-name="T3">) + </text:span><text:span text:style-name="T11">","</text:span><text:span text:style-name="T3"> + Integer.</text:span><text:span text:style-name="T6">toString</text:span><text:span text:style-name="T3">(</text:span><text:span text:style-name="T12">y</text:span><text:span text:style-name="T3">) + </text:span><text:span text:style-name="T11">")"</text:span><text:span text:style-name="T3">);</text:span></text:p>
      <text:p text:style-name="P3"><text:s text:c="4"/>}</text:p>
      <text:p text:style-name="P1"><text:span text:style-name="T3">}</text:span></text:p>
      <text:p text:style-name="P1"><text:span text:style-name="T3"/></text:p>
      <text:p text:style-name="P1"><text:span text:style-name="T2">public</text:span><text:span text:style-name="T3"> </text:span><text:span text:style-name="T2">class</text:span><text:span text:style-name="T3"> Buque </text:span><text:span text:style-name="T2">extends</text:span><text:span text:style-name="T3"> NaveConDanioTotal {</text:span></text:p>
      <text:p text:style-name="P1"/>
      <text:p text:style-name="P1"><text:span text:style-name="T3"><text:s text:c="4"/></text:span><text:span text:style-name="T2">public</text:span><text:span text:style-name="T3"> Buque(Vector orient, MovimientoStrategy estrategia) {</text:span></text:p>
      <text:p text:style-name="P1"><text:span text:style-name="T3"><text:s text:c="8"/></text:span><text:span text:style-name="T2">super</text:span><text:span text:style-name="T3">(orient, 4, 1, estrategia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Buque(Element nodoBarco, MovimientoStrategy estrategia) {</text:span></text:p>
      <text:p text:style-name="P1"><text:span text:style-name="T3"><text:s text:c="8"/></text:span><text:span text:style-name="T2">super</text:span><text:span text:style-name="T3">(4, 1, estrategia, nodoBarco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estaDestruido() {</text:span></text:p>
      <text:p text:style-name="P1"><text:span text:style-name="T3"><text:s text:c="8"/></text:span><text:span text:style-name="T2">return</text:span><text:span text:style-name="T3"> </text:span><text:span text:style-name="T2">this</text:span><text:span text:style-name="T3">.obtenerPartes().get(0).estaDestruida();</text:span></text:p>
      <text:p text:style-name="P1"><text:span text:style-name="T3"><text:s text:c="4"/>}</text:span>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AbstractVistasBarcoFactory getVistasFactory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istasBuqueFactory(</text:span><text:span text:style-name="T2">this</text:span><text:span text:style-name="T3">.obtenerOrientacion(), </text:span><text:span text:style-name="T2">this</text:span><text:span text:style-name="T3">.obtenerPartes()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</text:span><text:span text:style-name="T2">return</text:span><text:span text:style-name="T3"> </text:span><text:span text:style-name="T2">super</text:span><text:span text:style-name="T3">.generarNodo(</text:span><text:span text:style-name="T11">"Buque"</text:span><text:span text:style-name="T3">);</text:span></text:p>
      <text:p text:style-name="P1"/>
      <text:p text:style-name="P3"><text:s text:c="4"/>}</text:p>
      <text:p text:style-name="P3">}</text:p>
      <text:p text:style-name="P3"/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interface</text:span><text:span text:style-name="T3"> Destructible {</text:span></text:p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</text:span><text:span text:style-name="T2">boolean</text:span><text:span text:style-name="T3"> estaDestruido();</text:span></text:p>
      <text:p text:style-name="P1"/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Element generarNodo();</text:span></text:p>
      <text:p text:style-name="P1"/>
      <text:p text:style-name="P3">}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Destructor </text:span><text:span text:style-name="T2">extends</text:span><text:span text:style-name="T3"> Barco {</text:span></text:p>
      <text:p text:style-name="P1"/>
      <text:p text:style-name="P1"><text:soft-page-break/><text:span text:style-name="T3"><text:s text:c="4"/></text:span><text:span text:style-name="T2">public</text:span><text:span text:style-name="T3"> Destructor(Vector orient, MovimientoStrategy estrategia) {</text:span></text:p>
      <text:p text:style-name="P1"><text:span text:style-name="T3"><text:s text:c="8"/></text:span><text:span text:style-name="T2">super</text:span><text:span text:style-name="T3">(orient, 3, 1, estrategia);</text:span></text:p>
      <text:p text:style-name="P1"/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Destructor(Element nodoBarco, MovimientoStrategy estrategia) {</text:span></text:p>
      <text:p text:style-name="P1"><text:span text:style-name="T3"><text:s text:c="8"/></text:span><text:span text:style-name="T2">super</text:span><text:span text:style-name="T3">(3, 1, estrategia, nodoBarco);</text:span></text:p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construirPartes() {</text:span>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tamanio; i++) {</text:span></text:p>
      <text:p text:style-name="P1"><text:span text:style-name="T3"><text:s text:c="12"/>partesDelBarco.add(</text:span><text:span text:style-name="T2">new</text:span><text:span text:style-name="T3"> ParteDanioDisparo(vida));</text:span></text:p>
      <text:p text:style-name="P3"><text:s text:c="8"/>}</text:p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construirParte(Element nodoParte) {</text:span></text:p>
      <text:p text:style-name="P1"><text:span text:style-name="T3"><text:s text:c="8"/>partesDelBarco.add(</text:span><text:span text:style-name="T2">new</text:span><text:span text:style-name="T3"> ParteDanioDisparo(Integer.parseInt(nodoParte.attributeValue(</text:span><text:span text:style-name="T11">"vida"</text:span><text:span text:style-name="T3">))));</text:span></text:p>
      <text:p text:style-name="P1"/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AbstractVistasBarcoFactory getVistasFactory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istasDestructorFactory(</text:span><text:span text:style-name="T2">this</text:span><text:span text:style-name="T3">.obtenerOrientacion(), </text:span><text:span text:style-name="T2">this</text:span><text:span text:style-name="T3">.obtenerPartes());</text:span></text:p>
      <text:p text:style-name="P3"><text:s text:c="4"/>}</text:p>
      <text:p text:style-name="P1"/>
      <text:p text:style-name="P1"><text:span text:style-name="T3"><text:s text:c="4"/></text:span><text:span text:style-name="T10">@</text:span><text:span text:style-name="T3">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</text:span><text:span text:style-name="T2">return</text:span><text:span text:style-name="T3"> </text:span><text:span text:style-name="T2">super</text:span><text:span text:style-name="T3">.generarNodo(</text:span><text:span text:style-name="T11">"Destructor"</text:span><text:span text:style-name="T3">);</text:span></text:p>
      <text:p text:style-name="P1"/>
      <text:p text:style-name="P3"><text:s text:c="4"/>}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Lancha </text:span><text:span text:style-name="T2">extends</text:span><text:span text:style-name="T3"> NaveConDanioTotal {</text:span></text:p>
      <text:p text:style-name="P1"/>
      <text:p text:style-name="P1"><text:span text:style-name="T3"><text:s text:c="4"/></text:span><text:span text:style-name="T2">public</text:span><text:span text:style-name="T3"> Lancha(Vector orient, MovimientoStrategy estrategia) {</text:span></text:p>
      <text:p text:style-name="P1"><text:span text:style-name="T3"><text:s text:c="8"/></text:span><text:span text:style-name="T2">super</text:span><text:span text:style-name="T3">(orient, 2, 1, estrategia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AbstractVistasBarcoFactory getVistasFactory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istaLanchaFactory(</text:span><text:span text:style-name="T2">this</text:span><text:span text:style-name="T3">.obtenerOrientacion(), </text:span><text:span text:style-name="T2">this</text:span><text:span text:style-name="T3">.obtenerPartes(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Lancha(Element nodoBarco, MovimientoStrategy estrategia) {</text:span></text:p>
      <text:p text:style-name="P1"><text:span text:style-name="T3"><text:s text:c="8"/></text:span><text:span text:style-name="T2">super</text:span><text:span text:style-name="T3">(2, 1, estrategia, nodoBarco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</text:span><text:span text:style-name="T2">return</text:span><text:span text:style-name="T3"> </text:span><text:span text:style-name="T2">super</text:span><text:span text:style-name="T3">.generarNodo(</text:span><text:span text:style-name="T11">"Lancha"</text:span><text:span text:style-name="T3">);</text:span></text:p>
      <text:p text:style-name="P1"/>
      <text:p text:style-name="P3"><text:s text:c="4"/>}</text:p>
      <text:p text:style-name="P5"><text:span text:style-name="T4">}</text:span></text:p>
      <text:p text:style-name="P5"><text:span text:style-name="T4"/></text:p>
      <text:p text:style-name="P7"><text:span text:style-name="T5">package partes;</text:span></text:p>
      <text:p text:style-name="P7"><text:span text:style-name="T5"/></text:p>
      <text:p text:style-name="P5"><text:soft-page-break/><text:span text:style-name="T4">public abstract class Parte implements ObjetoPosicionable {</text:span></text:p>
      <text:p text:style-name="P5"><text:span text:style-name="T4"><text:s text:c="4"/>protected int vida;</text:span></text:p>
      <text:p text:style-name="P5"><text:span text:style-name="T4"><text:s text:c="4"/>protected Vector posicion;</text:span></text:p>
      <text:p text:style-name="P5"><text:span text:style-name="T4"/></text:p>
      <text:p text:style-name="P5"><text:span text:style-name="T4"><text:s text:c="4"/>public Parte(int vidaIni) {</text:span></text:p>
      <text:p text:style-name="P5"><text:span text:style-name="T4"><text:s text:c="8"/>vida = vidaIni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@Override</text:span></text:p>
      <text:p text:style-name="P5"><text:span text:style-name="T4"><text:s text:c="4"/>public int getX() {</text:span></text:p>
      <text:p text:style-name="P5"><text:span text:style-name="T4"><text:s text:c="8"/>return 40 * ((posicion.x()) - 1)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@Override</text:span></text:p>
      <text:p text:style-name="P5"><text:span text:style-name="T4"><text:s text:c="4"/>public int getY() {</text:span></text:p>
      <text:p text:style-name="P5"><text:span text:style-name="T4"><text:s text:c="8"/>return 40 * ((posicion.y()) - 1)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public boolean estaDestruida() {</text:span></text:p>
      <text:p text:style-name="P5"><text:span text:style-name="T4"><text:s text:c="8"/>return (vida &lt;= 0)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public abstract void explosion(Disparo disparo);</text:span></text:p>
      <text:p text:style-name="P5"><text:span text:style-name="T4"/></text:p>
      <text:p text:style-name="P5"><text:span text:style-name="T4"><text:s text:c="4"/>public void cambiarPosicion(Vector nuevaPosicion) {</text:span></text:p>
      <text:p text:style-name="P5"><text:span text:style-name="T4"><text:s text:c="8"/>if (posicion == null) {</text:span></text:p>
      <text:p text:style-name="P5"><text:span text:style-name="T4"><text:s text:c="12"/>posicion = new Vector(nuevaPosicion);</text:span></text:p>
      <text:p text:style-name="P5"><text:span text:style-name="T4"><text:s text:c="8"/>} else {</text:span></text:p>
      <text:p text:style-name="P5"><text:span text:style-name="T4"><text:s text:c="12"/>posicion.setX(nuevaPosicion.x());</text:span></text:p>
      <text:p text:style-name="P5"><text:span text:style-name="T4"><text:s text:c="12"/>posicion.setY(nuevaPosicion.y());</text:span></text:p>
      <text:p text:style-name="P5"><text:span text:style-name="T4"><text:s text:c="8"/>}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public Vector obtenerPosicion() {</text:span></text:p>
      <text:p text:style-name="P5"><text:span text:style-name="T4"><text:s text:c="8"/>return posicion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public void recibirDanio(int danio) {</text:span></text:p>
      <text:p text:style-name="P5"><text:span text:style-name="T4"><text:s text:c="8"/>vida -= danio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public abstract Element generarNodo();</text:span></text:p>
      <text:p text:style-name="P5"><text:span text:style-name="T4">}</text:span>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ParteDanioDisparo </text:span><text:span text:style-name="T2">extends</text:span><text:span text:style-name="T3"> Parte {</text:span></text:p>
      <text:p text:style-name="P1"/>
      <text:p text:style-name="P1"><text:span text:style-name="T3"><text:s text:c="4"/></text:span><text:span text:style-name="T2">public</text:span><text:span text:style-name="T3"> ParteDanioDisparo(</text:span><text:span text:style-name="T2">int</text:span><text:span text:style-name="T3"> vidaIni) {</text:span></text:p>
      <text:p text:style-name="P1"><text:span text:style-name="T3"><text:s text:c="8"/></text:span><text:span text:style-name="T2">super</text:span><text:span text:style-name="T3">(vidaIni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explosion(Disparo disparo) {</text:span></text:p>
      <text:p text:style-name="P1"><text:span text:style-name="T3"><text:s text:c="8"/>disparo.afectar(</text:span><text:span text:style-name="T2">this</text:span><text:span text:style-name="T3">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Element nodoADevolver = DocumentHelper.</text:span><text:span text:style-name="T6">createElement</text:span><text:span text:style-name="T3">(</text:span><text:span text:style-name="T11">"ParteDanioDisparo"</text:span><text:span text:style-name="T3">);</text:span></text:p>
      <text:p text:style-name="P1"><text:span text:style-name="T3"><text:s text:c="8"/>nodoADevolver.addAttribute(</text:span><text:span text:style-name="T11">"vida"</text:span><text:span text:style-name="T3">, Integer.</text:span><text:span text:style-name="T6">toString</text:span><text:span text:style-name="T3">(</text:span><text:span text:style-name="T12">vida</text:span><text:span text:style-name="T3">));</text:span></text:p>
      <text:p text:style-name="P1"><text:span text:style-name="T3"><text:s text:c="8"/></text:span><text:span text:style-name="T2">return</text:span><text:span text:style-name="T3"> nodoADevolver;</text:span></text:p>
      <text:p text:style-name="P3"><text:s text:c="4"/>}</text:p>
      <text:p text:style-name="P3"><text:soft-page-break/>}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ParteDanioDisparoTest {</text:span></text:p>
      <text:p text:style-name="P1"/>
      <text:p text:style-name="P1"><text:span text:style-name="T3"><text:tab/></text:span><text:span text:style-name="T10">@Test</text:span></text:p>
      <text:p text:style-name="P1"><text:span text:style-name="T3"><text:tab/></text:span><text:span text:style-name="T9">// Parte que contiene una sola vida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testAlRecibirUnDisparoLaPartePasaAEstarDestruida() {</text:span></text:p>
      <text:p text:style-name="P1"><text:span text:style-name="T3"><text:tab/><text:tab/>ParteDanioDisparo parteDanioDisparo = </text:span><text:span text:style-name="T2">new</text:span><text:span text:style-name="T3"> ParteDanioDisparo(1);</text:span></text:p>
      <text:p text:style-name="P1"><text:span text:style-name="T3"><text:tab/><text:tab/>parteDanioDisparo.explosion(</text:span><text:span text:style-name="T2">new</text:span><text:span text:style-name="T3"> DisparoConvencional());</text:span></text:p>
      <text:p text:style-name="P1"><text:span text:style-name="T3"><text:tab/><text:tab/></text:span><text:span text:style-name="T6">assertEquals</text:span><text:span text:style-name="T3">(parteDanioDisparo.estaDestruida(), </text:span><text:span text:style-name="T2">true</text:span><text:span text:style-name="T3">);</text:span></text:p>
      <text:p text:style-name="P3"><text:tab/>}</text:p>
      <text:p text:style-name="P1"/>
      <text:p text:style-name="P1"><text:span text:style-name="T3"><text:tab/></text:span><text:span text:style-name="T10">@Test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testAlCrearLaParteNoEstaDestruida() {</text:span></text:p>
      <text:p text:style-name="P1"><text:span text:style-name="T3"><text:tab/><text:tab/>ParteDanioDisparo parteDanioDisparo = </text:span><text:span text:style-name="T2">new</text:span><text:span text:style-name="T3"> ParteDanioDisparo(1);</text:span></text:p>
      <text:p text:style-name="P1"><text:span text:style-name="T3"><text:tab/><text:tab/></text:span><text:span text:style-name="T6">assertEquals</text:span><text:span text:style-name="T3">(parteDanioDisparo.estaDestruida(), </text:span><text:span text:style-name="T2">false</text:span><text:span text:style-name="T3">);</text:span></text:p>
      <text:p text:style-name="P3"><text:tab/>}</text:p>
      <text:p text:style-name="P1"/>
      <text:p text:style-name="P1"><text:span text:style-name="T3"><text:tab/></text:span><text:span text:style-name="T10">@Test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testAlExplotarUnaMinaNoEsDestruida() {</text:span></text:p>
      <text:p text:style-name="P1"><text:span text:style-name="T3"><text:tab/><text:tab/>ParteDanioDisparo parteDanioDisparo = </text:span><text:span text:style-name="T2">new</text:span><text:span text:style-name="T3"> ParteDanioDisparo(1);</text:span></text:p>
      <text:p text:style-name="P1"><text:span text:style-name="T3"><text:tab/><text:tab/>parteDanioDisparo.explosion(</text:span><text:span text:style-name="T2">new</text:span><text:span text:style-name="T3"> MinaContacto());</text:span></text:p>
      <text:p text:style-name="P1"><text:span text:style-name="T3"><text:tab/><text:tab/></text:span><text:span text:style-name="T6">assertEquals</text:span><text:span text:style-name="T3">(parteDanioDisparo.estaDestruida(), </text:span><text:span text:style-name="T2">false</text:span><text:span text:style-name="T3">);</text:span></text:p>
      <text:p text:style-name="P3"><text:tab/>}</text:p>
      <text:p text:style-name="P1"/>
      <text:p text:style-name="P1"><text:span text:style-name="T3"><text:tab/></text:span><text:span text:style-name="T9">// Parte que tiene mas de una vida</text:span></text:p>
      <text:p text:style-name="P1"><text:span text:style-name="T3"><text:tab/></text:span><text:span text:style-name="T2">int</text:span><text:span text:style-name="T3"> </text:span><text:span text:style-name="T12">vida</text:span><text:span text:style-name="T3"> = 4;</text:span></text:p>
      <text:p text:style-name="P1"/>
      <text:p text:style-name="P1"><text:span text:style-name="T3"><text:tab/></text:span><text:span text:style-name="T10">@Test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testAlRecibirUnDisparoNoEsDestruida() {</text:span></text:p>
      <text:p text:style-name="P1"><text:span text:style-name="T3"><text:tab/><text:tab/>ParteDanioDisparo parteDanioDisparo = </text:span><text:span text:style-name="T2">new</text:span><text:span text:style-name="T3"> ParteDanioDisparo(</text:span><text:span text:style-name="T12">vida</text:span><text:span text:style-name="T3">);</text:span></text:p>
      <text:p text:style-name="P1"><text:span text:style-name="T3"><text:tab/><text:tab/>parteDanioDisparo.explosion(</text:span><text:span text:style-name="T2">new</text:span><text:span text:style-name="T3"> DisparoConvencional());</text:span></text:p>
      <text:p text:style-name="P1"><text:span text:style-name="T3"><text:tab/><text:tab/></text:span><text:span text:style-name="T6">assertEquals</text:span><text:span text:style-name="T3">(parteDanioDisparo.estaDestruida(), </text:span><text:span text:style-name="T2">false</text:span><text:span text:style-name="T3">);</text:span></text:p>
      <text:p text:style-name="P3"><text:tab/>}</text:p>
      <text:p text:style-name="P1"/>
      <text:p text:style-name="P1"><text:span text:style-name="T3"><text:tab/></text:span><text:span text:style-name="T10">@Test</text:span></text:p>
      <text:p text:style-name="P1"><text:span text:style-name="T3"><text:tab/></text:span><text:span text:style-name="T2">public</text:span><text:span text:style-name="T3"> </text:span><text:span text:style-name="T2">void</text:span><text:span text:style-name="T3"> testAlRecibirNVidaCantidadDeDisparosEsDestruido() {</text:span></text:p>
      <text:p text:style-name="P1"><text:span text:style-name="T3"><text:tab/><text:tab/>ParteDanioDisparo parteDanioDisparo = </text:span><text:span text:style-name="T2">new</text:span><text:span text:style-name="T3"> ParteDanioDisparo(</text:span><text:span text:style-name="T12">vida</text:span><text:span text:style-name="T3">);</text:span></text:p>
      <text:p text:style-name="P1"><text:span text:style-name="T3"><text:tab/><text:tab/></text:span><text:span text:style-name="T2">for</text:span><text:span text:style-name="T3"> (</text:span><text:span text:style-name="T2">int</text:span><text:span text:style-name="T3"> i = 1; i &lt;= </text:span><text:span text:style-name="T12">vida</text:span><text:span text:style-name="T3">; i++) {</text:span></text:p>
      <text:p text:style-name="P1"><text:span text:style-name="T3"><text:tab/><text:tab/><text:tab/>parteDanioDisparo.explosion(</text:span><text:span text:style-name="T2">new</text:span><text:span text:style-name="T3"> DisparoConvencional());</text:span></text:p>
      <text:p text:style-name="P3"><text:tab/><text:tab/>}</text:p>
      <text:p text:style-name="P1"><text:span text:style-name="T3"><text:tab/><text:tab/></text:span><text:span text:style-name="T6">assertEquals</text:span><text:span text:style-name="T3">(parteDanioDisparo.estaDestruida(), </text:span><text:span text:style-name="T2">true</text:span><text:span text:style-name="T3">);</text:span></text:p>
      <text:p text:style-name="P3"><text:tab/>}</text:p>
      <text:p text:style-name="P3">}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ParteDanioTotal </text:span><text:span text:style-name="T2">extends</text:span><text:span text:style-name="T3"> Parte {</text:span></text:p>
      <text:p text:style-name="P1"/>
      <text:p text:style-name="P1"><text:span text:style-name="T3"><text:s text:c="4"/></text:span><text:span text:style-name="T2">public</text:span><text:span text:style-name="T3"> ParteDanioTotal(</text:span><text:span text:style-name="T2">int</text:span><text:span text:style-name="T3"> vidaIni) {</text:span></text:p>
      <text:p text:style-name="P1"><text:span text:style-name="T3"><text:s text:c="8"/></text:span><text:span text:style-name="T2">super</text:span><text:span text:style-name="T3">(vidaIni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explosion(Disparo disparo) {</text:span></text:p>
      <text:p text:style-name="P1"><text:span text:style-name="T3"><text:s text:c="8"/>disparo.afectar(</text:span><text:span text:style-name="T2">this</text:span><text:span text:style-name="T3">);</text:span></text:p>
      <text:p text:style-name="P3"><text:s text:c="4"/>}</text:p>
      <text:p text:style-name="P1"/>
      <text:p text:style-name="P1"><text:span text:style-name="T3"><text:s text:c="4"/></text:span><text:span text:style-name="T10">@Override</text:span></text:p>
      <text:p text:style-name="P1"><text:span text:style-name="T3"><text:s text:c="4"/></text:span><text:span text:style-name="T2">public</text:span><text:span text:style-name="T3"> Element generarNodo() {</text:span></text:p>
      <text:p text:style-name="P1"><text:span text:style-name="T3"><text:s text:c="8"/>Element nodoADevolver = DocumentHelper.</text:span><text:span text:style-name="T6">createElement</text:span><text:span text:style-name="T3">(</text:span><text:span text:style-name="T11">"ParteDanioTotal"</text:span><text:span text:style-name="T3">);</text:span></text:p>
      <text:p text:style-name="P1"><text:span text:style-name="T3"><text:s text:c="8"/>nodoADevolver.addAttribute(</text:span><text:span text:style-name="T11">"vida"</text:span><text:span text:style-name="T3">, Integer.</text:span><text:span text:style-name="T6">toString</text:span><text:span text:style-name="T3">(</text:span><text:span text:style-name="T12">vida</text:span><text:span text:style-name="T3">));</text:span></text:p>
      <text:p text:style-name="P1"><text:span text:style-name="T3"><text:s text:c="8"/></text:span><text:span text:style-name="T2">return</text:span><text:span text:style-name="T3"> nodoADevolver;</text:span></text:p>
      <text:p text:style-name="P3"><text:s text:c="4"/>}</text:p>
      <text:p text:style-name="P1"><text:soft-page-break/></text:p>
      <text:p text:style-name="P3">}</text:p>
      <text:p text:style-name="P5"><text:span text:style-name="T4"/></text:p>
      <text:p text:style-name="P5"><text:span text:style-name="T4"/></text:p>
      <text:p text:style-name="P7"><text:span text:style-name="T5">package barcos.strategies</text:span></text:p>
      <text:p text:style-name="P5"><text:span text:style-name="T4"/></text:p>
      <text:p text:style-name="P5"><text:span text:style-name="T4">public class MovimientoLinealStrategy implements MovimientoStrategy {</text:span></text:p>
      <text:p text:style-name="P5"><text:span text:style-name="T4"/></text:p>
      <text:p text:style-name="P5"><text:span text:style-name="T4"><text:s text:c="4"/>private Barco barco;</text:span></text:p>
      <text:p text:style-name="P5"><text:span text:style-name="T4"><text:s text:c="4"/>private final Vector direccionActual;</text:span></text:p>
      <text:p text:style-name="P5"><text:span text:style-name="T4"/></text:p>
      <text:p text:style-name="P5"><text:span text:style-name="T4"><text:s text:c="4"/>public MovimientoLinealStrategy(Vector direccionInicial) {</text:span></text:p>
      <text:p text:style-name="P5"><text:span text:style-name="T4"><text:s text:c="8"/>direccionActual = direccionInicial;</text:span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@Override</text:span></text:p>
      <text:p text:style-name="P5"><text:span text:style-name="T4"><text:s text:c="4"/>public void setBarco(Barco barco) {</text:span></text:p>
      <text:p text:style-name="P5"><text:span text:style-name="T4"><text:s text:c="8"/>this.barco = barco;</text:span></text:p>
      <text:p text:style-name="P5"><text:span text:style-name="T4"/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@Override</text:span></text:p>
      <text:p text:style-name="P5"><text:span text:style-name="T4"><text:s text:c="4"/>public Vector ejecutar() {</text:span></text:p>
      <text:p text:style-name="P5"><text:span text:style-name="T4"><text:s text:c="8"/>Vector nuevaPosicion = barco.obtenerPosicion().sumar(direccionActual);</text:span></text:p>
      <text:p text:style-name="P5"><text:span text:style-name="T4"><text:s text:c="8"/>if (barco.verificarPosicion(nuevaPosicion)) {</text:span></text:p>
      <text:p text:style-name="P5"><text:span text:style-name="T4"><text:s text:c="12"/>return nuevaPosicion;</text:span></text:p>
      <text:p text:style-name="P5"><text:span text:style-name="T4"><text:s text:c="8"/>} else {</text:span></text:p>
      <text:p text:style-name="P5"><text:span text:style-name="T4"><text:s text:c="12"/>direccionActual.asignar(direccionActual.porEscalar(-1));</text:span></text:p>
      <text:p text:style-name="P5"><text:span text:style-name="T4"><text:s text:c="12"/>return this.ejecutar();</text:span></text:p>
      <text:p text:style-name="P5"><text:span text:style-name="T4"><text:s text:c="8"/>}</text:span></text:p>
      <text:p text:style-name="P5"><text:span text:style-name="T4"/></text:p>
      <text:p text:style-name="P5"><text:span text:style-name="T4"><text:s text:c="4"/>}</text:span></text:p>
      <text:p text:style-name="P5"><text:span text:style-name="T4"/></text:p>
      <text:p text:style-name="P5"><text:span text:style-name="T4"><text:s text:c="4"/>@Override</text:span></text:p>
      <text:p text:style-name="P5"><text:span text:style-name="T4"><text:s text:c="4"/>public Vector obtenerDireccionMovimiento() {</text:span></text:p>
      <text:p text:style-name="P5"><text:span text:style-name="T4"><text:s text:c="8"/>return direccionActual;</text:span></text:p>
      <text:p text:style-name="P5"><text:span text:style-name="T4"><text:s text:c="4"/>}</text:span></text:p>
      <text:p text:style-name="P5"><text:span text:style-name="T4"/></text:p>
      <text:p text:style-name="P5"><text:span text:style-name="T4">}</text:span>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interface</text:span><text:span text:style-name="T3"> MovimientoStrategy {</text:span></text:p>
      <text:p text:style-name="P1"/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Vector ejecutar();</text:span></text:p>
      <text:p text:style-name="P1"/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</text:span><text:span text:style-name="T2">void</text:span><text:span text:style-name="T3"> setBarco(Barco barco);</text:span></text:p>
      <text:p text:style-name="P1"><text:span text:style-name="T9"><text:tab/>//para testear.</text:span></text:p>
      <text:p text:style-name="P1"><text:span text:style-name="T3"><text:s text:c="4"/></text:span><text:span text:style-name="T2">protected</text:span><text:span text:style-name="T3"> </text:span><text:span text:style-name="T2">abstract</text:span><text:span text:style-name="T3"> Vector obtenerDireccionMovimiento();</text:span></text:p>
      <text:p text:style-name="P3">}</text:p>
      <text:p text:style-name="P3"/>
      <text:p text:style-name="P4">package casillero</text:p>
      <text:p text:style-name="P3"/>
      <text:p text:style-name="P3">public class Casillero {</text:p>
      <text:p text:style-name="P3"><text:s text:c="4"/>private final ArrayList&lt;Parte&gt; elementos = new ArrayList&lt;Parte&gt;();</text:p>
      <text:p text:style-name="P3"/>
      <text:p text:style-name="P3"><text:s text:c="4"/>public void colocarElemento(Parte parte) {</text:p>
      <text:p text:style-name="P3"><text:s text:c="8"/>elementos.add(parte);</text:p>
      <text:p text:style-name="P3"><text:s text:c="4"/>}</text:p>
      <text:p text:style-name="P3"/>
      <text:p text:style-name="P3"><text:s text:c="4"/>public boolean contienePartes() {</text:p>
      <text:p text:style-name="P3"><text:s text:c="8"/>return !(elementos.isEmpty());</text:p>
      <text:p text:style-name="P3"><text:soft-page-break/><text:s text:c="4"/>}</text:p>
      <text:p text:style-name="P3"/>
      <text:p text:style-name="P3"><text:s text:c="4"/>public ArrayList&lt;Parte&gt; obtenerPartes() {</text:p>
      <text:p text:style-name="P3"><text:s text:c="8"/>return elementos;</text:p>
      <text:p text:style-name="P3"><text:s text:c="4"/>}</text:p>
      <text:p text:style-name="P3"/>
      <text:p text:style-name="P3"><text:s text:c="4"/>public void quitarElemento(Parte elemento) {</text:p>
      <text:p text:style-name="P3"><text:s text:c="8"/>elementos.remove(elemento);</text:p>
      <text:p text:style-name="P3"><text:s text:c="4"/>}</text:p>
      <text:p text:style-name="P3"/>
      <text:p text:style-name="P3"><text:s text:c="4"/>public boolean contiene(Parte elemento) {</text:p>
      <text:p text:style-name="P3"><text:s text:c="8"/>return elementos.contains(elemento);</text:p>
      <text:p text:style-name="P3"><text:s text:c="4"/>}</text:p>
      <text:p text:style-name="P3">}</text:p>
      <text:p text:style-name="P3"/>
      <text:p text:style-name="P3">package escenario;</text:p>
      <text:p text:style-name="P3"/>
      <text:p text:style-name="P3">/* patron de diseño singleton */</text:p>
      <text:p text:style-name="P3">public final class Tablero {</text:p>
      <text:p text:style-name="P3"/>
      <text:p text:style-name="P3"><text:tab/>private final Map&lt;String, Casillero&gt; casilleros;</text:p>
      <text:p text:style-name="P3"><text:tab/>private final int ancho;</text:p>
      <text:p text:style-name="P3"><text:tab/>private final int alto;</text:p>
      <text:p text:style-name="P3"><text:tab/>protected ArrayList&lt;Barco&gt; barcos;</text:p>
      <text:p text:style-name="P3"/>
      <text:p text:style-name="P3"><text:tab/>private Tablero(int ancho, int alto) {</text:p>
      <text:p text:style-name="P3"><text:tab/><text:tab/>casilleros = new HashMap&lt;String, Casillero&gt;();</text:p>
      <text:p text:style-name="P3"><text:tab/><text:tab/>this.ancho = ancho;</text:p>
      <text:p text:style-name="P3"><text:tab/><text:tab/>this.alto = alto;</text:p>
      <text:p text:style-name="P3"><text:tab/><text:tab/>barcos = new ArrayList&lt;Barco&gt;();</text:p>
      <text:p text:style-name="P3"><text:tab/>}</text:p>
      <text:p text:style-name="P3"/>
      <text:p text:style-name="P3"><text:tab/>/* constructor privado para evitar copias extra. */</text:p>
      <text:p text:style-name="P3"><text:tab/>private static Tablero tableroUnico = new Tablero(10, 10);</text:p>
      <text:p text:style-name="P3"/>
      <text:p text:style-name="P3"><text:tab/>/* obtencion de la unica instancia */</text:p>
      <text:p text:style-name="P3"><text:tab/>public static Tablero getTablero() {</text:p>
      <text:p text:style-name="P3"><text:tab/><text:tab/>return tableroUnico;</text:p>
      <text:p text:style-name="P3"><text:tab/>}</text:p>
      <text:p text:style-name="P3"/>
      <text:p text:style-name="P3"><text:tab/>/* Utilizado para generar una clave del diccionario a partir de dos numeros */</text:p>
      <text:p text:style-name="P3"><text:tab/>private String obtenerClave(int x, int y) {</text:p>
      <text:p text:style-name="P3"><text:tab/><text:tab/>String clave = (Integer.toString(x) + Integer.toString(y));</text:p>
      <text:p text:style-name="P3"><text:tab/><text:tab/>return clave;</text:p>
      <text:p text:style-name="P3"><text:tab/>}</text:p>
      <text:p text:style-name="P3"/>
      <text:p text:style-name="P3"><text:tab/>/*</text:p>
      <text:p text:style-name="P3"><text:tab/> * Utilizado para encontrar un casillero a partir de dos enteros, que pueden</text:p>
      <text:p text:style-name="P3"><text:tab/> * venir de un vector en otro obtenerCasillero(Vector)</text:p>
      <text:p text:style-name="P3"><text:tab/> */</text:p>
      <text:p text:style-name="P3"><text:tab/>public Casillero obtenerCasillero(int x, int y) {</text:p>
      <text:p text:style-name="P3"><text:tab/><text:tab/>String clave = obtenerClave(x, y);</text:p>
      <text:p text:style-name="P3"><text:tab/><text:tab/>if (!casilleros.containsKey(clave)) {</text:p>
      <text:p text:style-name="P3"><text:tab/><text:tab/><text:tab/>casilleros.put(clave, new Casillero());</text:p>
      <text:p text:style-name="P3"><text:tab/><text:tab/>}</text:p>
      <text:p text:style-name="P3"><text:tab/><text:tab/>return casilleros.get(clave);</text:p>
      <text:p text:style-name="P3"><text:tab/>}</text:p>
      <text:p text:style-name="P3"/>
      <text:p text:style-name="P3"><text:tab/>public Casillero obtenerCasillero(Vector posicion) {</text:p>
      <text:p text:style-name="P3"><text:tab/><text:tab/>return (obtenerCasillero(posicion.x(), posicion.y()));</text:p>
      <text:p text:style-name="P3"><text:tab/>}</text:p>
      <text:p text:style-name="P3"/>
      <text:p text:style-name="P3"><text:soft-page-break/><text:tab/>/*</text:p>
      <text:p text:style-name="P3"><text:tab/> * Retorna verdadero si una posicion descrita por un vector no pertenece al</text:p>
      <text:p text:style-name="P3"><text:tab/> * tablero.</text:p>
      <text:p text:style-name="P3"><text:tab/> */</text:p>
      <text:p text:style-name="P3"><text:tab/>public boolean fueraDeRango(Vector posicion) {</text:p>
      <text:p text:style-name="P3"><text:tab/><text:tab/>boolean fuera = false;</text:p>
      <text:p text:style-name="P3"><text:tab/><text:tab/>if (posicion.x() &gt; ancho || posicion.x() &lt; 1 || posicion.y() &lt; 1</text:p>
      <text:p text:style-name="P3"><text:tab/><text:tab/><text:tab/><text:tab/>|| posicion.y() &gt; alto) {</text:p>
      <text:p text:style-name="P3"><text:tab/><text:tab/><text:tab/>fuera = true;</text:p>
      <text:p text:style-name="P3"><text:tab/><text:tab/>}</text:p>
      <text:p text:style-name="P3"><text:tab/><text:tab/>return fuera;</text:p>
      <text:p text:style-name="P3"><text:tab/>}</text:p>
      <text:p text:style-name="P3"/>
      <text:p text:style-name="P3"><text:tab/>/* Coloca una parte de un barco. */</text:p>
      <text:p text:style-name="P3"><text:tab/>public void colocarElemento(Vector posicion, Parte elemento) {</text:p>
      <text:p text:style-name="P3"><text:tab/><text:tab/>obtenerCasillero(posicion).colocarElemento(elemento);</text:p>
      <text:p text:style-name="P3"><text:tab/>}</text:p>
      <text:p text:style-name="P3"/>
      <text:p text:style-name="P3"><text:tab/>/* Quita una parte de un barco. */</text:p>
      <text:p text:style-name="P3"><text:tab/>public void sacarElemento(Vector posicion, Parte elemento) {</text:p>
      <text:p text:style-name="P3"><text:tab/><text:tab/>obtenerCasillero(posicion).quitarElemento(elemento);</text:p>
      <text:p text:style-name="P3"><text:tab/>}</text:p>
      <text:p text:style-name="P3"/>
      <text:p text:style-name="P3"><text:tab/>/*</text:p>
      <text:p text:style-name="P3"><text:tab/> * Metodo utilizado por las minas para obtener las casillas que seran</text:p>
      <text:p text:style-name="P3"><text:tab/> * afectadas por su explosion</text:p>
      <text:p text:style-name="P3"><text:tab/> */</text:p>
      <text:p text:style-name="P3"><text:tab/>public LinkedList&lt;Casillero&gt; casillasAfectadas(Vector posicion, int radio)</text:p>
      <text:p text:style-name="P3"><text:tab/><text:tab/><text:tab/>throws PosicionInvalida {</text:p>
      <text:p text:style-name="P3"><text:tab/><text:tab/>if (this.fueraDeRango(posicion))</text:p>
      <text:p text:style-name="P3"><text:tab/><text:tab/><text:tab/>throw new PosicionInvalida("Hubo una posicion invalida");</text:p>
      <text:p text:style-name="P3"><text:tab/><text:tab/>LinkedList&lt;Casillero&gt; lista = new LinkedList&lt;Casillero&gt;();</text:p>
      <text:p text:style-name="P3"><text:tab/><text:tab/>for (int columna = posicion.x() - radio; columna &lt;= posicion.x()</text:p>
      <text:p text:style-name="P3"><text:tab/><text:tab/><text:tab/><text:tab/>+ radio; columna++) {</text:p>
      <text:p text:style-name="P3"><text:tab/><text:tab/><text:tab/>for (int fila = posicion.y() - radio; fila &lt;= posicion.y() + radio; fila++) {</text:p>
      <text:p text:style-name="P3"><text:tab/><text:tab/><text:tab/><text:tab/>lista.add(obtenerCasillero(columna, fila));</text:p>
      <text:p text:style-name="P3"><text:tab/><text:tab/><text:tab/>}</text:p>
      <text:p text:style-name="P3"><text:tab/><text:tab/>}</text:p>
      <text:p text:style-name="P3"><text:tab/><text:tab/>return lista;</text:p>
      <text:p text:style-name="P3"><text:tab/>}</text:p>
      <text:p text:style-name="P3"/>
      <text:p text:style-name="P3"><text:tab/>public boolean elementoPerteneceAlCasillero(Vector posicion, Parte elemento) {</text:p>
      <text:p text:style-name="P3"><text:tab/><text:tab/>return obtenerCasillero(posicion).contiene(elemento);</text:p>
      <text:p text:style-name="P3"><text:tab/>}</text:p>
      <text:p text:style-name="P3"/>
      <text:p text:style-name="P3">}</text:p>
      <text:p text:style-name="P3"/>
      <text:p text:style-name="P4">package partida;</text:p>
      <text:p text:style-name="P4"/>
      <text:p text:style-name="P3">public class ConstructorDeDisparo {</text:p>
      <text:p text:style-name="P3"><text:s text:c="4"/>ArrayList&lt;Disparo&gt; disparosPosibles;</text:p>
      <text:p text:style-name="P3"/>
      <text:p text:style-name="P3"><text:s text:c="4"/>public ConstructorDeDisparo() {</text:p>
      <text:p text:style-name="P3"><text:s text:c="8"/>disparosPosibles = new ArrayList&lt;Disparo&gt;();</text:p>
      <text:p text:style-name="P3"><text:s text:c="8"/>disparosPosibles.add(new MinaContacto());</text:p>
      <text:p text:style-name="P3"><text:s text:c="8"/>disparosPosibles.add(new MinaDobleRadio());</text:p>
      <text:p text:style-name="P3"><text:s text:c="8"/>disparosPosibles.add(new MinaRadio());</text:p>
      <text:p text:style-name="P3"><text:s text:c="8"/>disparosPosibles.add(new DisparoConvencional());</text:p>
      <text:p text:style-name="P3"><text:s text:c="4"/>}</text:p>
      <text:p text:style-name="P3"/>
      <text:p text:style-name="P3"><text:soft-page-break/><text:s text:c="4"/>public Disparo construirDisparo(String nombre, Vector posicion) throws DisparoInvalido {</text:p>
      <text:p text:style-name="P3"><text:s text:c="8"/>String nombrePosible;</text:p>
      <text:p text:style-name="P3"><text:s text:c="8"/>Disparo disparoADevolver;</text:p>
      <text:p text:style-name="P3"/>
      <text:p text:style-name="P3"><text:s text:c="8"/>for (int i = 0; i &lt; disparosPosibles.size(); i++) {</text:p>
      <text:p text:style-name="P3"/>
      <text:p text:style-name="P3"><text:s text:c="12"/>nombrePosible = (disparosPosibles.get(i)).obtenerNombre();</text:p>
      <text:p text:style-name="P3"/>
      <text:p text:style-name="P3"><text:s text:c="12"/>if (nombre.equals(nombrePosible)) {</text:p>
      <text:p text:style-name="P3"/>
      <text:p text:style-name="P3"><text:s text:c="16"/>disparoADevolver = disparosPosibles.get(i);</text:p>
      <text:p text:style-name="P3"/>
      <text:p text:style-name="P3"><text:s text:c="16"/>try {</text:p>
      <text:p text:style-name="P3"><text:s text:c="20"/>disparoADevolver.cambiarCasillerosAfectados(posicion);</text:p>
      <text:p text:style-name="P3"><text:s text:c="16"/>} catch (PosicionInvalida error) {</text:p>
      <text:p text:style-name="P3"><text:s text:c="20"/>throw new DisparoInvalido();</text:p>
      <text:p text:style-name="P3"><text:s text:c="16"/>}</text:p>
      <text:p text:style-name="P3"/>
      <text:p text:style-name="P3"><text:s text:c="16"/>return disparoADevolver;</text:p>
      <text:p text:style-name="P3"><text:s text:c="12"/>}</text:p>
      <text:p text:style-name="P3"/>
      <text:p text:style-name="P3"><text:s text:c="8"/>}</text:p>
      <text:p text:style-name="P3"><text:s text:c="8"/>throw new DisparoInvalido();</text:p>
      <text:p text:style-name="P3"><text:s text:c="4"/>}</text:p>
      <text:p text:style-name="P3"/>
      <text:p text:style-name="P3"><text:s text:c="4"/>// ESTO NO TOMA EN CUENTA HACE CUANTOS TURNOS FUE PUESTA LA MINA. AGREGAR.</text:p>
      <text:p text:style-name="P3"><text:s text:c="4"/>public ArrayList&lt;Disparo&gt; construirDisparos(Element nodoDisparos) {</text:p>
      <text:p text:style-name="P3"><text:s text:c="8"/>Element nodoDisparo;</text:p>
      <text:p text:style-name="P3"><text:s text:c="8"/>ArrayList&lt;Disparo&gt; listaADevolver = new ArrayList&lt;Disparo&gt;();</text:p>
      <text:p text:style-name="P3"/>
      <text:p text:style-name="P3"><text:s text:c="8"/>// obtengo los nodos de cada disparo en una lista.</text:p>
      <text:p text:style-name="P3"><text:s text:c="8"/>List&lt;Element&gt; listaNodosDisparo = nodoDisparos.elements();</text:p>
      <text:p text:style-name="P3"><text:s text:c="8"/>Iterator&lt;Element&gt; iterador = listaNodosDisparo.iterator();</text:p>
      <text:p text:style-name="P3"/>
      <text:p text:style-name="P3"><text:s text:c="8"/>while (iterador.hasNext()) {</text:p>
      <text:p text:style-name="P3"><text:s text:c="12"/>nodoDisparo = iterador.next();</text:p>
      <text:p text:style-name="P3"><text:s text:c="12"/>Vector posicion = new Vector(nodoDisparo.attributeValue("posicion"));</text:p>
      <text:p text:style-name="P3"><text:s text:c="12"/>listaADevolver.add(this.construirDisparo(nodoDisparo.getName().toLowerCase(), posicion));</text:p>
      <text:p text:style-name="P3"><text:s text:c="8"/>}</text:p>
      <text:p text:style-name="P3"><text:s text:c="8"/>return listaADevolver;</text:p>
      <text:p text:style-name="P3"><text:s text:c="4"/>}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ManejadorDeElementosDelTablero {</text:span></text:p>
      <text:p text:style-name="P1"/>
      <text:p text:style-name="P1"><text:span text:style-name="T3"><text:s text:c="4"/></text:span><text:span text:style-name="T2">protected</text:span><text:span text:style-name="T3"> ArrayList&lt;Movible&gt; </text:span><text:span text:style-name="T12">elementosAMoverPorTurno</text:span><text:span text:style-name="T3">;</text:span></text:p>
      <text:p text:style-name="P1"><text:span text:style-name="T3"><text:s text:c="4"/></text:span><text:span text:style-name="T2">protected</text:span><text:span text:style-name="T3"> ArrayList&lt;Destructible&gt; </text:span><text:span text:style-name="T12">elementosADestruirParaGanar</text:span><text:span text:style-name="T3">;</text:span></text:p>
      <text:p text:style-name="P1"><text:span text:style-name="T3"><text:s text:c="4"/></text:span><text:span text:style-name="T2">final</text:span><text:span text:style-name="T3"> ArrayList&lt;AbstractMovimientoFactory&gt; </text:span><text:span text:style-name="T12">constructoresDeMovimientosPosibles</text:span><text:span text:style-name="T3">;</text:span></text:p>
      <text:p text:style-name="P1"/>
      <text:p text:style-name="P1"><text:span text:style-name="T3"><text:s text:c="4"/></text:span><text:span text:style-name="T2">public</text:span><text:span text:style-name="T3"> ManejadorDeElementosDelTablero() {</text:span></text:p>
      <text:p text:style-name="P1"><text:span text:style-name="T3"><text:s text:c="8"/></text:span><text:span text:style-name="T12">elementosAMoverPorTurno</text:span><text:span text:style-name="T3"> = </text:span><text:span text:style-name="T2">new</text:span><text:span text:style-name="T3"> ArrayList&lt;Movible&gt;();</text:span></text:p>
      <text:p text:style-name="P1"><text:span text:style-name="T3"><text:s text:c="8"/></text:span><text:span text:style-name="T12">elementosADestruirParaGanar</text:span><text:span text:style-name="T3"> = </text:span><text:span text:style-name="T2">new</text:span><text:span text:style-name="T3"> ArrayList&lt;Destructible&gt;();</text:span></text:p>
      <text:p text:style-name="P1"><text:span text:style-name="T3"><text:s text:c="8"/></text:span><text:span text:style-name="T12">constructoresDeMovimientosPosibles</text:span><text:span text:style-name="T3"> = </text:span><text:span text:style-name="T2">new</text:span><text:span text:style-name="T3"> ArrayList&lt;AbstractMovimientoFactory&gt;();</text:span></text:p>
      <text:p text:style-name="P1"><text:span text:style-name="T3"><text:s text:c="8"/></text:span><text:span text:style-name="T12">constructoresDeMovimientosPosibles</text:span><text:span text:style-name="T3">.add(</text:span><text:span text:style-name="T2">new</text:span><text:span text:style-name="T3"> MovimientoLinealFactory(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ArrayList&lt;Barco&gt; crearBarcosPorDefault() {</text:span></text:p>
      <text:p text:style-name="P1"><text:soft-page-break/><text:span text:style-name="T3"><text:s text:c="8"/>ArrayList&lt;AbstractBarcoFactory&gt; factorysDeBarco = </text:span><text:span text:style-name="T2">new</text:span><text:span text:style-name="T3"> ArrayList&lt;AbstractBarcoFactory&gt;();</text:span>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2; i++) {</text:span></text:p>
      <text:p text:style-name="P1"><text:span text:style-name="T3"><text:s text:c="12"/>factorysDeBarco.add(</text:span><text:span text:style-name="T2">new</text:span><text:span text:style-name="T3"> LanchaFactory());</text:span></text:p>
      <text:p text:style-name="P1"><text:span text:style-name="T3"><text:s text:c="12"/>factorysDeBarco.add(</text:span><text:span text:style-name="T2">new</text:span><text:span text:style-name="T3"> DestructorFactory());</text:span></text:p>
      <text:p text:style-name="P3"><text:s text:c="8"/>}</text:p>
      <text:p text:style-name="P1"><text:span text:style-name="T3"><text:s text:c="8"/>factorysDeBarco.add(</text:span><text:span text:style-name="T2">new</text:span><text:span text:style-name="T3"> BuqueFactory());</text:span></text:p>
      <text:p text:style-name="P1"><text:span text:style-name="T3"><text:s text:c="8"/>factorysDeBarco.add(</text:span><text:span text:style-name="T2">new</text:span><text:span text:style-name="T3"> PortaavionesFactory());</text:span></text:p>
      <text:p text:style-name="P1"><text:span text:style-name="T3"><text:s text:c="8"/>factorysDeBarco.add(</text:span><text:span text:style-name="T2">new</text:span><text:span text:style-name="T3"> RompehieloFactory());</text:span></text:p>
      <text:p text:style-name="P1"><text:span text:style-name="T3"><text:s text:c="8"/></text:span><text:span text:style-name="T2">return</text:span><text:span text:style-name="T3"> crearBarcosConParametrosAleatoriosDeLosConstructores(factorysDeBarco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ArrayList&lt;Barco&gt; crearBarcosConParametrosAleatoriosDeLosConstructores(ArrayList&lt;AbstractBarcoFactory&gt; factorysDeBarco) {</text:span></text:p>
      <text:p text:style-name="P3"><text:s text:c="8"/>AbstractBarcoFactory factoryDeBarcoAuxiliar;</text:p>
      <text:p text:style-name="P1"><text:span text:style-name="T3"><text:s text:c="8"/>ArrayList&lt;Barco&gt; barcosCreados = </text:span><text:span text:style-name="T2">new</text:span><text:span text:style-name="T3"> ArrayList&lt;Barco&gt;();</text:span></text:p>
      <text:p text:style-name="P3"><text:s text:c="8"/>Barco barcoAuxiliar;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i = 0; i &lt; factorysDeBarco.size(); i++) {</text:span></text:p>
      <text:p text:style-name="P3"><text:s text:c="12"/>factoryDeBarcoAuxiliar = factorysDeBarco.get(i);</text:p>
      <text:p text:style-name="P1"><text:span text:style-name="T3"><text:s text:c="12"/>barcoAuxiliar = factoryDeBarcoAuxiliar.crearBarco(</text:span><text:span text:style-name="T2">this</text:span><text:span text:style-name="T3">.crearOrientacionAleatoria(), </text:span><text:span text:style-name="T2">this</text:span><text:span text:style-name="T3">.crearMovimientoAleatorio());</text:span></text:p>
      <text:p text:style-name="P1"><text:span text:style-name="T3"><text:s text:c="12"/></text:span><text:span text:style-name="T12">elementosAMoverPorTurno</text:span><text:span text:style-name="T3">.add(barcoAuxiliar);</text:span></text:p>
      <text:p text:style-name="P1"><text:span text:style-name="T3"><text:s text:c="12"/></text:span><text:span text:style-name="T12">elementosADestruirParaGanar</text:span><text:span text:style-name="T3">.add(barcoAuxiliar);</text:span></text:p>
      <text:p text:style-name="P1"><text:span text:style-name="T3"><text:s text:c="12"/>barcoAuxiliar.colocarEnTablero(</text:span><text:span text:style-name="T2">this</text:span><text:span text:style-name="T3">.crearPosicionAleatoria());</text:span></text:p>
      <text:p text:style-name="P3"><text:s text:c="12"/>barcosCreados.add(barcoAuxiliar);</text:p>
      <text:p text:style-name="P3"><text:s text:c="8"/>}</text:p>
      <text:p text:style-name="P1"><text:span text:style-name="T3"><text:s text:c="8"/></text:span><text:span text:style-name="T2">return</text:span><text:span text:style-name="T3"> barcosCreados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int</text:span><text:span text:style-name="T3"> cantidadDeElementosADestruirParaGanar() {</text:span></text:p>
      <text:p text:style-name="P1"><text:span text:style-name="T3"><text:s text:c="8"/></text:span><text:span text:style-name="T2">return</text:span><text:span text:style-name="T3"> </text:span><text:span text:style-name="T12">elementosADestruirParaGanar</text:span><text:span text:style-name="T3">.size(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int</text:span><text:span text:style-name="T3"> cantidadDeElementosDestruidos() {</text:span></text:p>
      <text:p text:style-name="P1"><text:span text:style-name="T3"><text:s text:c="8"/></text:span><text:span text:style-name="T2">int</text:span><text:span text:style-name="T3"> contador = 0;</text:span>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x = 0; x &lt; </text:span><text:span text:style-name="T12">elementosADestruirParaGanar</text:span><text:span text:style-name="T3">.size(); x++) {</text:span></text:p>
      <text:p text:style-name="P1"><text:span text:style-name="T3"><text:s text:c="12"/></text:span><text:span text:style-name="T2">if</text:span><text:span text:style-name="T3"> ((</text:span><text:span text:style-name="T12">elementosADestruirParaGanar</text:span><text:span text:style-name="T3">.get(x)).estaDestruido()) {</text:span></text:p>
      <text:p text:style-name="P3"><text:s text:c="16"/>contador++;</text:p>
      <text:p text:style-name="P3"><text:s text:c="12"/>}</text:p>
      <text:p text:style-name="P3"><text:s text:c="8"/>}</text:p>
      <text:p text:style-name="P1"><text:span text:style-name="T3"><text:s text:c="8"/></text:span><text:span text:style-name="T2">return</text:span><text:span text:style-name="T3"> contador;</text:span></text:p>
      <text:p text:style-name="P1"/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moverElementos() {</text:span></text:p>
      <text:p text:style-name="P1"><text:span text:style-name="T3"><text:s text:c="8"/></text:span><text:span text:style-name="T2">for</text:span><text:span text:style-name="T3"> (</text:span><text:span text:style-name="T2">int</text:span><text:span text:style-name="T3"> x = 0; x &lt; </text:span><text:span text:style-name="T12">elementosAMoverPorTurno</text:span><text:span text:style-name="T3">.size(); x++) {</text:span></text:p>
      <text:p text:style-name="P1"><text:span text:style-name="T3"><text:s text:c="12"/>(</text:span><text:span text:style-name="T12">elementosAMoverPorTurno</text:span><text:span text:style-name="T3">.get(x)).moverse();</text:span></text:p>
      <text:p text:style-name="P3"><text:s text:c="8"/>}</text:p>
      <text:p text:style-name="P1"/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todosLosDestructiblesEstanDestruidos() {</text:span></text:p>
      <text:p text:style-name="P1"><text:span text:style-name="T3"><text:s text:c="8"/></text:span><text:span text:style-name="T2">return</text:span><text:span text:style-name="T3"> (</text:span><text:span text:style-name="T2">this</text:span><text:span text:style-name="T3">.cantidadDeElementosDestruidos()) == (</text:span><text:span text:style-name="T2">this</text:span><text:span text:style-name="T3">.cantidadDeElementosADestruirParaGanar());</text:span></text:p>
      <text:p text:style-name="P3"><text:s text:c="4"/>}</text:p>
      <text:p text:style-name="P1"/>
      <text:p text:style-name="P1"><text:span text:style-name="T3"><text:s text:c="4"/></text:span><text:span text:style-name="T9">// ----------------- Metodos Privados --------------------------------</text:span></text:p>
      <text:p text:style-name="P1"/>
      <text:p text:style-name="P1"><text:span text:style-name="T3"><text:s text:c="4"/></text:span><text:span text:style-name="T2">private</text:span><text:span text:style-name="T3"> Vector crearPosicionAleatoria() {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ector((</text:span><text:span text:style-name="T2">int</text:span><text:span text:style-name="T3">) (Math.</text:span><text:span text:style-name="T6">random</text:span><text:span text:style-name="T3">() * 4) + 1, (</text:span><text:span text:style-name="T2">int</text:span><text:span text:style-name="T3">) (Math.</text:span><text:span text:style-name="T6">random</text:span><text:span text:style-name="T3">() * 4) + </text:span><text:soft-page-break/><text:span text:style-name="T3">1);</text:span></text:p>
      <text:p text:style-name="P3"><text:s text:c="4"/>}</text:p>
      <text:p text:style-name="P1"/>
      <text:p text:style-name="P1"><text:span text:style-name="T3"><text:s text:c="4"/></text:span><text:span text:style-name="T2">private</text:span><text:span text:style-name="T3"> Vector crearOrientacionAleatoria() {</text:span></text:p>
      <text:p text:style-name="P1"><text:span text:style-name="T3"><text:s text:c="8"/></text:span><text:span text:style-name="T2">int</text:span><text:span text:style-name="T3"> x = (</text:span><text:span text:style-name="T2">int</text:span><text:span text:style-name="T3">) (Math.</text:span><text:span text:style-name="T6">random</text:span><text:span text:style-name="T3">() * 2);</text:span></text:p>
      <text:p text:style-name="P1"><text:span text:style-name="T3"><text:s text:c="8"/></text:span><text:span text:style-name="T2">return</text:span><text:span text:style-name="T3"> </text:span><text:span text:style-name="T2">new</text:span><text:span text:style-name="T3"> Vector(x, 1 - x);</text:span></text:p>
      <text:p text:style-name="P3"><text:s text:c="4"/>}</text:p>
      <text:p text:style-name="P1"/>
      <text:p text:style-name="P1"><text:span text:style-name="T3"><text:s text:c="4"/></text:span><text:span text:style-name="T2">private</text:span><text:span text:style-name="T3"> MovimientoStrategy crearMovimientoAleatorio() {</text:span></text:p>
      <text:p text:style-name="P1"><text:span text:style-name="T3"><text:s text:c="8"/></text:span><text:span text:style-name="T2">int</text:span><text:span text:style-name="T3"> x = (</text:span><text:span text:style-name="T2">int</text:span><text:span text:style-name="T3">) (Math.</text:span><text:span text:style-name="T6">random</text:span><text:span text:style-name="T3">() * 2);</text:span></text:p>
      <text:p text:style-name="P3"><text:s text:c="8"/>Vector direccion;</text:p>
      <text:p text:style-name="P1"><text:span text:style-name="T3"><text:s text:c="8"/></text:span><text:span text:style-name="T2">if</text:span><text:span text:style-name="T3"> (x == 0)</text:span></text:p>
      <text:p text:style-name="P1"><text:span text:style-name="T3"><text:s text:c="12"/>direccion = </text:span><text:span text:style-name="T2">new</text:span><text:span text:style-name="T3"> Vector(x, 1);</text:span></text:p>
      <text:p text:style-name="P1"><text:span text:style-name="T3"><text:s text:c="8"/></text:span><text:span text:style-name="T2">else</text:span><text:span text:style-name="T3"> {</text:span></text:p>
      <text:p text:style-name="P1"><text:span text:style-name="T3"><text:s text:c="12"/>direccion = </text:span><text:span text:style-name="T2">new</text:span><text:span text:style-name="T3"> Vector(x, (</text:span><text:span text:style-name="T2">int</text:span><text:span text:style-name="T3">) (Math.</text:span><text:span text:style-name="T6">random</text:span><text:span text:style-name="T3">() * 2));</text:span></text:p>
      <text:p text:style-name="P3"><text:s text:c="8"/>}</text:p>
      <text:p text:style-name="P1"><text:span text:style-name="T3"><text:s text:c="8"/></text:span><text:span text:style-name="T2">int</text:span><text:span text:style-name="T3"> posicionAleatoria = (</text:span><text:span text:style-name="T2">int</text:span><text:span text:style-name="T3">) (Math.</text:span><text:span text:style-name="T6">random</text:span><text:span text:style-name="T3">() * (</text:span><text:span text:style-name="T12">constructoresDeMovimientosPosibles</text:span><text:span text:style-name="T3">.size()));</text:span></text:p>
      <text:p text:style-name="P1"><text:span text:style-name="T3"><text:s text:c="8"/>AbstractMovimientoFactory constructorAleatorio = </text:span><text:span text:style-name="T12">constructoresDeMovimientosPosibles</text:span><text:span text:style-name="T3">.get(posicionAleatoria);</text:span></text:p>
      <text:p text:style-name="P1"><text:span text:style-name="T3"><text:s text:c="8"/></text:span><text:span text:style-name="T2">return</text:span><text:span text:style-name="T3"> constructorAleatorio.crearMovimientoStrategy(direccion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ArrayList&lt;Barco&gt; crearBarcos(Element nodoBarcos) {</text:span></text:p>
      <text:p text:style-name="P1"><text:span text:style-name="T3"><text:s text:c="8"/></text:span><text:span text:style-name="T9">// primero busco la lista de nodos de barcos. Primero para barcos completos.</text:span></text:p>
      <text:p text:style-name="P1"><text:span text:style-name="T3"><text:s text:c="8"/>ArrayList&lt;Barco&gt; ListaBarcos = </text:span><text:span text:style-name="T2">new</text:span><text:span text:style-name="T3"> ArrayList&lt;Barco&gt;();</text:span></text:p>
      <text:p text:style-name="P3"><text:s text:c="8"/>List&lt;Element&gt; listaNodosBarcos = <text:span text:style-name="T14">nodoBarcos.elements()</text:span>;</text:p>
      <text:p text:style-name="P3"><text:s text:c="8"/>Iterator&lt;Element&gt; it = listaNodosBarcos.iterator();</text:p>
      <text:p text:style-name="P1"/>
      <text:p text:style-name="P1"><text:span text:style-name="T3"><text:s text:c="8"/></text:span><text:span text:style-name="T2">while</text:span><text:span text:style-name="T3"> (it.hasNext()) {</text:span></text:p>
      <text:p text:style-name="P3"><text:s text:c="12"/>Element nodoBarco = it.next();</text:p>
      <text:p text:style-name="P1"/>
      <text:p text:style-name="P1"><text:span text:style-name="T3"><text:s text:c="12"/></text:span><text:span text:style-name="T9">// busco la estrategia.</text:span></text:p>
      <text:p text:style-name="P3"><text:s text:c="12"/>MovimientoStrategy estrategiaActual;</text:p>
      <text:p text:style-name="P1"><text:span text:style-name="T3"><text:s text:c="12"/>Element nodoEstrategia = nodoBarco.element(</text:span><text:span text:style-name="T11">"Estrategia"</text:span><text:span text:style-name="T3">);</text:span></text:p>
      <text:p text:style-name="P1"><text:span text:style-name="T3"><text:s text:c="12"/>Vector direccionActual = </text:span><text:span text:style-name="T2">new</text:span><text:span text:style-name="T3"> Vector(nodoEstrategia.attributeValue(</text:span><text:span text:style-name="T11">"direccionActual"</text:span><text:span text:style-name="T3">));</text:span></text:p>
      <text:p text:style-name="P1"><text:span text:style-name="T3"><text:s text:c="12"/></text:span><text:span text:style-name="T2">switch</text:span><text:span text:style-name="T3"> (nodoEstrategia.attributeValue(</text:span><text:span text:style-name="T11">"tipo"</text:span><text:span text:style-name="T3">)) {</text:span></text:p>
      <text:p text:style-name="P1"><text:span text:style-name="T3"><text:s text:c="16"/></text:span><text:span text:style-name="T2">case</text:span><text:span text:style-name="T3"> </text:span><text:span text:style-name="T11">"MovimientoLinealStrategy"</text:span><text:span text:style-name="T3">:</text:span></text:p>
      <text:p text:style-name="P1"><text:span text:style-name="T3"><text:s text:c="20"/>estrategiaActual = </text:span><text:span text:style-name="T2">new</text:span><text:span text:style-name="T3"> MovimientoLinealStrategy(direccionActual);</text:span></text:p>
      <text:p text:style-name="P1"><text:span text:style-name="T3"><text:s text:c="20"/></text:span><text:span text:style-name="T2">break</text:span><text:span text:style-name="T3">;</text:span></text:p>
      <text:p text:style-name="P1"><text:span text:style-name="T3"><text:s text:c="16"/></text:span><text:span text:style-name="T2">default</text:span><text:span text:style-name="T3">:</text:span></text:p>
      <text:p text:style-name="P1"><text:span text:style-name="T3"><text:s text:c="20"/></text:span><text:span text:style-name="T2">throw</text:span><text:span text:style-name="T3"> </text:span><text:span text:style-name="T2">new</text:span><text:span text:style-name="T3"> Error(</text:span><text:span text:style-name="T11">"No se reconoce la estrategia "</text:span><text:span text:style-name="T3"> + nodoEstrategia.attributeValue(</text:span><text:span text:style-name="T11">"tipo"</text:span><text:span text:style-name="T3">));</text:span></text:p>
      <text:p text:style-name="P3"><text:s text:c="12"/>}</text:p>
      <text:p text:style-name="P1"/>
      <text:p text:style-name="P1"><text:span text:style-name="T3"><text:s text:c="12"/></text:span><text:span text:style-name="T9">// busco el barco.</text:span></text:p>
      <text:p text:style-name="P3"><text:s text:c="12"/>Barco barcoActual;</text:p>
      <text:p text:style-name="P1"><text:span text:style-name="T3"><text:s text:c="12"/>Vector orientacionActual = </text:span><text:span text:style-name="T2">new</text:span><text:span text:style-name="T3"> Vector(nodoBarco.attributeValue(</text:span><text:span text:style-name="T11">"orientacion"</text:span><text:span text:style-name="T3">));</text:span></text:p>
      <text:p text:style-name="P1"><text:span text:style-name="T3"><text:s text:c="12"/></text:span><text:span text:style-name="T2">switch</text:span><text:span text:style-name="T3"> (nodoBarco.getName()) {</text:span></text:p>
      <text:p text:style-name="P1"><text:span text:style-name="T3"><text:s text:c="16"/></text:span><text:span text:style-name="T2">case</text:span><text:span text:style-name="T3"> </text:span><text:span text:style-name="T11">"Lancha"</text:span><text:span text:style-name="T3">:</text:span></text:p>
      <text:p text:style-name="P1"><text:span text:style-name="T3"><text:s text:c="20"/></text:span><text:span text:style-name="T2">if</text:span><text:span text:style-name="T3"> (nodoBarco.attributeValue(</text:span><text:span text:style-name="T11">"completo"</text:span><text:span text:style-name="T3">).equals(</text:span><text:span text:style-name="T11">"si"</text:span><text:span text:style-name="T3">)) {</text:span></text:p>
      <text:p text:style-name="P1"><text:span text:style-name="T3"><text:s text:c="24"/>barcoActual = </text:span><text:span text:style-name="T2">new</text:span><text:span text:style-name="T3"> Lancha(orientacionActual, estrategiaActual);</text:span></text:p>
      <text:p text:style-name="P1"><text:span text:style-name="T3"><text:s text:c="20"/>} </text:span><text:span text:style-name="T2">else</text:span><text:span text:style-name="T3"> {</text:span></text:p>
      <text:p text:style-name="P1"><text:span text:style-name="T3"><text:s text:c="24"/>barcoActual = </text:span><text:span text:style-name="T2">new</text:span><text:span text:style-name="T3"> Lancha(nodoBarco, estrategiaActual);</text:span></text:p>
      <text:p text:style-name="P3"><text:s text:c="20"/>}</text:p>
      <text:p text:style-name="P1"><text:span text:style-name="T3"><text:s text:c="20"/></text:span><text:span text:style-name="T2">break</text:span><text:span text:style-name="T3">;</text:span></text:p>
      <text:p text:style-name="P1"><text:span text:style-name="T3"><text:s text:c="16"/></text:span><text:span text:style-name="T2">case</text:span><text:span text:style-name="T3"> </text:span><text:span text:style-name="T11">"Buque"</text:span><text:span text:style-name="T3">:</text:span></text:p>
      <text:p text:style-name="P1"><text:span text:style-name="T3"><text:s text:c="20"/></text:span><text:span text:style-name="T2">if</text:span><text:span text:style-name="T3"> (nodoBarco.attributeValue(</text:span><text:span text:style-name="T11">"completo"</text:span><text:span text:style-name="T3">).equals(</text:span><text:span text:style-name="T11">"si"</text:span><text:span text:style-name="T3">)) {</text:span></text:p>
      <text:p text:style-name="P1"><text:span text:style-name="T3"><text:s text:c="24"/>barcoActual = </text:span><text:span text:style-name="T2">new</text:span><text:span text:style-name="T3"> Buque(orientacionActual, estrategiaActual);</text:span></text:p>
      <text:p text:style-name="P1"><text:span text:style-name="T3"><text:s text:c="20"/>} </text:span><text:span text:style-name="T2">else</text:span><text:span text:style-name="T3"> {</text:span></text:p>
      <text:p text:style-name="P1"><text:soft-page-break/><text:span text:style-name="T3"><text:s text:c="24"/>barcoActual = </text:span><text:span text:style-name="T2">new</text:span><text:span text:style-name="T3"> Buque(nodoBarco, estrategiaActual);</text:span></text:p>
      <text:p text:style-name="P3"><text:s text:c="20"/>}</text:p>
      <text:p text:style-name="P1"><text:span text:style-name="T3"><text:s text:c="20"/></text:span><text:span text:style-name="T2">break</text:span><text:span text:style-name="T3">;</text:span></text:p>
      <text:p text:style-name="P1"><text:span text:style-name="T3"><text:s text:c="16"/></text:span><text:span text:style-name="T2">case</text:span><text:span text:style-name="T3"> </text:span><text:span text:style-name="T11">"Destructor"</text:span><text:span text:style-name="T3">:</text:span></text:p>
      <text:p text:style-name="P1"><text:span text:style-name="T3"><text:s text:c="20"/></text:span><text:span text:style-name="T2">if</text:span><text:span text:style-name="T3"> (nodoBarco.attributeValue(</text:span><text:span text:style-name="T11">"completo"</text:span><text:span text:style-name="T3">).equals(</text:span><text:span text:style-name="T11">"si"</text:span><text:span text:style-name="T3">)) {</text:span></text:p>
      <text:p text:style-name="P1"><text:span text:style-name="T3"><text:s text:c="24"/>barcoActual = </text:span><text:span text:style-name="T2">new</text:span><text:span text:style-name="T3"> Destructor(orientacionActual, estrategiaActual);</text:span></text:p>
      <text:p text:style-name="P1"><text:span text:style-name="T3"><text:s text:c="20"/>} </text:span><text:span text:style-name="T2">else</text:span><text:span text:style-name="T3"> {</text:span></text:p>
      <text:p text:style-name="P1"><text:span text:style-name="T3"><text:s text:c="24"/>barcoActual = </text:span><text:span text:style-name="T2">new</text:span><text:span text:style-name="T3"> Destructor(nodoBarco, estrategiaActual);</text:span></text:p>
      <text:p text:style-name="P3"><text:s text:c="20"/>}</text:p>
      <text:p text:style-name="P1"><text:span text:style-name="T3"><text:s text:c="20"/></text:span><text:span text:style-name="T2">break</text:span><text:span text:style-name="T3">;</text:span></text:p>
      <text:p text:style-name="P1"><text:span text:style-name="T3"><text:s text:c="16"/></text:span><text:span text:style-name="T2">case</text:span><text:span text:style-name="T3"> </text:span><text:span text:style-name="T11">"Rompehielo"</text:span><text:span text:style-name="T3">:</text:span></text:p>
      <text:p text:style-name="P1"><text:span text:style-name="T3"><text:s text:c="20"/></text:span><text:span text:style-name="T2">if</text:span><text:span text:style-name="T3"> (nodoBarco.attributeValue(</text:span><text:span text:style-name="T11">"completo"</text:span><text:span text:style-name="T3">).equals(</text:span><text:span text:style-name="T11">"si"</text:span><text:span text:style-name="T3">)) {</text:span></text:p>
      <text:p text:style-name="P1"><text:span text:style-name="T3"><text:s text:c="24"/>barcoActual = </text:span><text:span text:style-name="T2">new</text:span><text:span text:style-name="T3"> Rompehielo(orientacionActual, estrategiaActual);</text:span></text:p>
      <text:p text:style-name="P1"><text:span text:style-name="T3"><text:s text:c="20"/>} </text:span><text:span text:style-name="T2">else</text:span><text:span text:style-name="T3"> {</text:span></text:p>
      <text:p text:style-name="P1"><text:span text:style-name="T3"><text:s text:c="24"/>barcoActual = </text:span><text:span text:style-name="T2">new</text:span><text:span text:style-name="T3"> Rompehielo(nodoBarco, estrategiaActual);</text:span></text:p>
      <text:p text:style-name="P3"><text:s text:c="20"/>}</text:p>
      <text:p text:style-name="P1"><text:span text:style-name="T3"><text:s text:c="20"/></text:span><text:span text:style-name="T2">break</text:span><text:span text:style-name="T3">;</text:span></text:p>
      <text:p text:style-name="P1"><text:span text:style-name="T3"><text:s text:c="16"/></text:span><text:span text:style-name="T2">case</text:span><text:span text:style-name="T3"> </text:span><text:span text:style-name="T11">"Portaaviones"</text:span><text:span text:style-name="T3">:</text:span></text:p>
      <text:p text:style-name="P1"><text:span text:style-name="T3"><text:s text:c="20"/></text:span><text:span text:style-name="T2">if</text:span><text:span text:style-name="T3"> (nodoBarco.attributeValue(</text:span><text:span text:style-name="T11">"completo"</text:span><text:span text:style-name="T3">).equals(</text:span><text:span text:style-name="T11">"si"</text:span><text:span text:style-name="T3">)) {</text:span></text:p>
      <text:p text:style-name="P1"><text:span text:style-name="T3"><text:s text:c="24"/>barcoActual = </text:span><text:span text:style-name="T2">new</text:span><text:span text:style-name="T3"> Portaaviones(orientacionActual, estrategiaActual);</text:span></text:p>
      <text:p text:style-name="P1"><text:span text:style-name="T3"><text:s text:c="20"/>} </text:span><text:span text:style-name="T2">else</text:span><text:span text:style-name="T3"> {</text:span></text:p>
      <text:p text:style-name="P1"><text:span text:style-name="T3"><text:s text:c="24"/>barcoActual = </text:span><text:span text:style-name="T2">new</text:span><text:span text:style-name="T3"> Portaaviones(nodoBarco, estrategiaActual);</text:span></text:p>
      <text:p text:style-name="P3"><text:s text:c="20"/>}</text:p>
      <text:p text:style-name="P1"><text:span text:style-name="T3"><text:s text:c="20"/></text:span><text:span text:style-name="T2">break</text:span><text:span text:style-name="T3">;</text:span></text:p>
      <text:p text:style-name="P1"><text:span text:style-name="T3"><text:s text:c="16"/></text:span><text:span text:style-name="T2">default</text:span><text:span text:style-name="T3">:</text:span></text:p>
      <text:p text:style-name="P1"><text:span text:style-name="T3"><text:s text:c="20"/></text:span><text:span text:style-name="T2">throw</text:span><text:span text:style-name="T3"> </text:span><text:span text:style-name="T2">new</text:span><text:span text:style-name="T3"> Error(</text:span><text:span text:style-name="T11">"Barco no reconocido: "</text:span><text:span text:style-name="T3"> + nodoBarco.getName());</text:span></text:p>
      <text:p text:style-name="P3"><text:s text:c="12"/>}</text:p>
      <text:p text:style-name="P3"><text:s text:c="12"/>ListaBarcos.add(barcoActual);</text:p>
      <text:p text:style-name="P1"><text:span text:style-name="T3"><text:s text:c="12"/>barcoActual.colocarEnTablero(</text:span><text:span text:style-name="T2">new</text:span><text:span text:style-name="T3"> Vector(nodoBarco.attributeValue(</text:span><text:span text:style-name="T11">"posicion"</text:span><text:span text:style-name="T3">)));</text:span></text:p>
      <text:p text:style-name="P1"><text:span text:style-name="T3"><text:s text:c="12"/></text:span><text:span text:style-name="T12">elementosAMoverPorTurno</text:span><text:span text:style-name="T3">.add(barcoActual);</text:span></text:p>
      <text:p text:style-name="P1"><text:span text:style-name="T3"><text:s text:c="12"/></text:span><text:span text:style-name="T12">elementosADestruirParaGanar</text:span><text:span text:style-name="T3">.add(barcoActual);</text:span></text:p>
      <text:p text:style-name="P3"><text:s text:c="8"/>}</text:p>
      <text:p text:style-name="P1"/>
      <text:p text:style-name="P1"><text:span text:style-name="T3"><text:s text:c="8"/></text:span><text:span text:style-name="T2">return</text:span><text:span text:style-name="T3"> ListaBarcos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Element generarNodoElementosDelTablero() {</text:span></text:p>
      <text:p text:style-name="P1"><text:span text:style-name="T3"><text:s text:c="8"/>Element nodoADevolver = DocumentHelper.</text:span><text:span text:style-name="T6">createElement</text:span><text:span text:style-name="T3">(</text:span><text:span text:style-name="T11">"Barcos"</text:span><text:span text:style-name="T3">);</text:span></text:p>
      <text:p text:style-name="P1"><text:span text:style-name="T3"><text:s text:c="8"/></text:span><text:span text:style-name="T9">// PROVISORIO</text:span></text:p>
      <text:p text:style-name="P1"><text:span text:style-name="T3"><text:s text:c="8"/>Iterator&lt;Destructible&gt; it = </text:span><text:span text:style-name="T12">elementosADestruirParaGanar</text:span><text:span text:style-name="T3">.iterator();</text:span></text:p>
      <text:p text:style-name="P1"><text:span text:style-name="T3"><text:s text:c="8"/></text:span><text:span text:style-name="T2">while</text:span><text:span text:style-name="T3"> (it.hasNext()) {</text:span></text:p>
      <text:p text:style-name="P3"><text:s text:c="12"/>Destructible barcoActual = it.next();</text:p>
      <text:p text:style-name="P3"><text:s text:c="12"/>nodoADevolver.add(barcoActual.generarNodo());</text:p>
      <text:p text:style-name="P3"><text:s text:c="8"/>}</text:p>
      <text:p text:style-name="P1"><text:span text:style-name="T3"><text:s text:c="8"/></text:span><text:span text:style-name="T2">return</text:span><text:span text:style-name="T3"> nodoADevolver;</text:span></text:p>
      <text:p text:style-name="P3"><text:s text:c="4"/>}</text:p>
      <text:p text:style-name="P1"/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Partida {</text:span></text:p>
      <text:p text:style-name="P1"><text:span text:style-name="T3"><text:s text:c="4"/></text:span><text:span text:style-name="T2">private</text:span><text:span text:style-name="T3"> </text:span><text:span text:style-name="T2">int</text:span><text:span text:style-name="T3"> </text:span><text:span text:style-name="T12">puntos</text:span><text:span text:style-name="T3">;</text:span></text:p>
      <text:p text:style-name="P1"><text:span text:style-name="T3"><text:s text:c="4"/></text:span><text:span text:style-name="T2">final</text:span><text:span text:style-name="T3"> </text:span><text:span text:style-name="T2">int</text:span><text:span text:style-name="T3"> </text:span><text:span text:style-name="T12">decrecimientoDePuntosPorPasoDeTurno</text:span><text:span text:style-name="T3"> = 10;</text:span></text:p>
      <text:p text:style-name="P1"><text:span text:style-name="T3"><text:s text:c="4"/>ArrayList&lt;Disparo&gt; </text:span><text:span text:style-name="T12">disparos</text:span><text:span text:style-name="T3">;</text:span></text:p>
      <text:p text:style-name="P1"><text:span text:style-name="T3"><text:s text:c="4"/>ManejadorDeElementosDelTablero </text:span><text:span text:style-name="T12">manejadorDeElementosDelTablero</text:span><text:span text:style-name="T3">;</text:span></text:p>
      <text:p text:style-name="P1"/>
      <text:p text:style-name="P1"><text:span text:style-name="T3"><text:s text:c="4"/></text:span><text:span text:style-name="T2">public</text:span><text:span text:style-name="T3"> Partida() {</text:span></text:p>
      <text:p text:style-name="P1"><text:span text:style-name="T3"><text:s text:c="8"/></text:span><text:span text:style-name="T12">puntos</text:span><text:span text:style-name="T3"> = 10000;</text:span></text:p>
      <text:p text:style-name="P1"><text:soft-page-break/><text:span text:style-name="T3"><text:s text:c="8"/></text:span><text:span text:style-name="T12">disparos</text:span><text:span text:style-name="T3"> = </text:span><text:span text:style-name="T2">new</text:span><text:span text:style-name="T3"> ArrayList&lt;Disparo&gt;();</text:span></text:p>
      <text:p text:style-name="P1"><text:span text:style-name="T3"><text:s text:c="8"/></text:span><text:span text:style-name="T12">manejadorDeElementosDelTablero</text:span><text:span text:style-name="T3"> = </text:span><text:span text:style-name="T2">new</text:span><text:span text:style-name="T3"> ManejadorDeElementosDelTablero();</text:span></text:p>
      <text:p text:style-name="P3"><text:s text:c="4"/>}</text:p>
      <text:p text:style-name="P1"/>
      <text:p text:style-name="P1"><text:span text:style-name="T3"><text:s text:c="4"/></text:span><text:span text:style-name="T9">// crea una partida a través de un nodo XML. Puede ser tanto un nivel como</text:span></text:p>
      <text:p text:style-name="P1"><text:span text:style-name="T3"><text:s text:c="4"/></text:span><text:span text:style-name="T9">// una partida guardada.</text:span></text:p>
      <text:p text:style-name="P1"><text:span text:style-name="T3"><text:s text:c="4"/></text:span><text:span text:style-name="T2">public</text:span><text:span text:style-name="T3"> Partida(Element nodoPartida) {</text:span></text:p>
      <text:p text:style-name="P1"><text:span text:style-name="T3"><text:s text:c="8"/>System.</text:span><text:span text:style-name="T13">out</text:span><text:span text:style-name="T3">.println(</text:span><text:span text:style-name="T11">"Nombre de la Partida: "</text:span><text:span text:style-name="T3"> + nodoPartida.attributeValue(</text:span><text:span text:style-name="T11">"nombre"</text:span><text:span text:style-name="T3">));</text:span></text:p>
      <text:p text:style-name="P1"/>
      <text:p text:style-name="P1"><text:span text:style-name="T3"><text:s text:c="8"/></text:span><text:span text:style-name="T12">puntos</text:span><text:span text:style-name="T3"> = Integer.</text:span><text:span text:style-name="T6">parseInt</text:span><text:span text:style-name="T3">(nodoPartida.attributeValue(</text:span><text:span text:style-name="T11">"puntos"</text:span><text:span text:style-name="T3">));</text:span></text:p>
      <text:p text:style-name="P1"/>
      <text:p text:style-name="P1"><text:span text:style-name="T3"><text:s text:c="8"/>ConstructorDeDisparo constructorDeDisparo = </text:span><text:span text:style-name="T2">new</text:span><text:span text:style-name="T3"> ConstructorDeDisparo();</text:span></text:p>
      <text:p text:style-name="P1"><text:span text:style-name="T3"><text:s text:c="8"/></text:span><text:span text:style-name="T12">disparos</text:span><text:span text:style-name="T3"> = constructorDeDisparo.construirDisparos(nodoPartida.element(</text:span><text:span text:style-name="T11">"Disparos"</text:span><text:span text:style-name="T3">));</text:span></text:p>
      <text:p text:style-name="P1"/>
      <text:p text:style-name="P1"><text:span text:style-name="T3"><text:s text:c="8"/></text:span><text:span text:style-name="T12">manejadorDeElementosDelTablero</text:span><text:span text:style-name="T3"> = </text:span><text:span text:style-name="T2">new</text:span><text:span text:style-name="T3"> ManejadorDeElementosDelTablero();</text:span></text:p>
      <text:p text:style-name="P1"/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ArrayList&lt;Barco&gt; crearBarcos(Element nodoPartida) {</text:span></text:p>
      <text:p text:style-name="P1"><text:span text:style-name="T3"><text:s text:c="8"/></text:span><text:span text:style-name="T2">return</text:span><text:span text:style-name="T3"> </text:span><text:span text:style-name="T12">manejadorDeElementosDelTablero</text:span><text:span text:style-name="T3">.crearBarcos(nodoPartida.element(</text:span><text:span text:style-name="T11">"Barcos"</text:span><text:span text:style-name="T3">)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Element obtenerNodoPartida() {</text:span></text:p>
      <text:p text:style-name="P1"><text:span text:style-name="T3"><text:s text:c="8"/>Element nodoPartida = DocumentHelper.</text:span><text:span text:style-name="T6">createElement</text:span><text:span text:style-name="T3">(</text:span><text:span text:style-name="T11">"Partida"</text:span><text:span text:style-name="T3">);</text:span></text:p>
      <text:p text:style-name="P1"><text:span text:style-name="T3"><text:s text:c="8"/></text:span><text:span text:style-name="T8">ArrayList</text:span><text:span text:style-name="T3"> </text:span><text:span text:style-name="T8">listaAGuardar</text:span><text:span text:style-name="T3"> = </text:span><text:span text:style-name="T2">new</text:span><text:span text:style-name="T3"> </text:span><text:span text:style-name="T8">ArrayList</text:span><text:span text:style-name="T3">();</text:span></text:p>
      <text:p text:style-name="P1"><text:span text:style-name="T3"><text:s text:c="8"/>ArrayList&lt;Element&gt; </text:span><text:span text:style-name="T8">listaNodosAGuardar</text:span><text:span text:style-name="T3"> = </text:span><text:span text:style-name="T2">new</text:span><text:span text:style-name="T3"> ArrayList&lt;Element&gt;();</text:span></text:p>
      <text:p text:style-name="P1"><text:span text:style-name="T3"><text:s text:c="8"/></text:span><text:span text:style-name="T9">// acá tengo que recorrer las listas de destructibles, movibles y</text:span></text:p>
      <text:p text:style-name="P1"><text:span text:style-name="T3"><text:s text:c="8"/></text:span><text:span text:style-name="T9">// disparos.</text:span></text:p>
      <text:p text:style-name="P1"><text:span text:style-name="T3"><text:s text:c="8"/>Iterator&lt;Disparo&gt; it = </text:span><text:span text:style-name="T12">disparos</text:span><text:span text:style-name="T3">.iterator();</text:span></text:p>
      <text:p text:style-name="P1"><text:span text:style-name="T3"><text:s text:c="8"/>Element nodoDisparos = DocumentHelper.</text:span><text:span text:style-name="T6">createElement</text:span><text:span text:style-name="T3">(</text:span><text:span text:style-name="T11">"Disparos"</text:span><text:span text:style-name="T3">);</text:span></text:p>
      <text:p text:style-name="P1"><text:span text:style-name="T3"><text:s text:c="8"/></text:span><text:span text:style-name="T2">while</text:span><text:span text:style-name="T3"> (it.hasNext()) {</text:span></text:p>
      <text:p text:style-name="P3"><text:s text:c="12"/>Disparo disparo = it.next();</text:p>
      <text:p text:style-name="P3"><text:s text:c="12"/>nodoDisparos.add(disparo.generarNodo());</text:p>
      <text:p text:style-name="P3"><text:s text:c="8"/>}</text:p>
      <text:p text:style-name="P3"><text:s text:c="8"/>nodoPartida.add(nodoDisparos);</text:p>
      <text:p text:style-name="P1"><text:span text:style-name="T3"><text:s text:c="8"/></text:span><text:span text:style-name="T9">// ESTO ES PROVISORIO.</text:span></text:p>
      <text:p text:style-name="P1"><text:span text:style-name="T3"><text:s text:c="8"/>nodoPartida.add(</text:span><text:span text:style-name="T12">manejadorDeElementosDelTablero</text:span><text:span text:style-name="T3">.generarNodoElementosDelTablero());</text:span></text:p>
      <text:p text:style-name="P1"><text:span text:style-name="T3"><text:s text:c="8"/></text:span><text:span text:style-name="T2">return</text:span><text:span text:style-name="T3"> nodoPartida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guardar(String archivo) </text:span><text:span text:style-name="T2">throws</text:span><text:span text:style-name="T3"> IOException {</text:span></text:p>
      <text:p text:style-name="P3"><text:s text:c="8"/>Document doc = DocumentHelper.<text:span text:style-name="T15">createDocument</text:span>();</text:p>
      <text:p text:style-name="P1"><text:span text:style-name="T3"><text:s text:c="8"/>doc.add(</text:span><text:span text:style-name="T2">this</text:span><text:span text:style-name="T3">.obtenerNodoPartida());</text:span></text:p>
      <text:p text:style-name="P1"><text:span text:style-name="T3"><text:s text:c="8"/>FileWriter writer = </text:span><text:span text:style-name="T2">new</text:span><text:span text:style-name="T3"> FileWriter(archivo);</text:span></text:p>
      <text:p text:style-name="P3"><text:s text:c="8"/>doc.write(writer);</text:p>
      <text:p text:style-name="P3"><text:s text:c="8"/>writer.close();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static</text:span><text:span text:style-name="T3"> Element obtenerNodoPartida(String dirArchivo) </text:span><text:span text:style-name="T2">throws</text:span><text:span text:style-name="T3"> IOException {</text:span></text:p>
      <text:p text:style-name="P3"><text:s text:c="8"/>Element nodoPartida;</text:p>
      <text:p text:style-name="P1"><text:span text:style-name="T3"><text:s text:c="8"/>SAXReader lector = </text:span><text:span text:style-name="T2">new</text:span><text:span text:style-name="T3"> SAXReader();</text:span></text:p>
      <text:p text:style-name="P1"><text:span text:style-name="T3"><text:s text:c="8"/></text:span><text:span text:style-name="T2">try</text:span><text:span text:style-name="T3"> {</text:span></text:p>
      <text:p text:style-name="P1"><text:span text:style-name="T3"><text:s text:c="12"/></text:span><text:span text:style-name="T9">// aca buscamos el documento segun su direccion.</text:span></text:p>
      <text:p text:style-name="P3"><text:s text:c="12"/>Document documento = lector.read(dirArchivo);</text:p>
      <text:p text:style-name="P1"><text:span text:style-name="T3"><text:s text:c="12"/></text:span><text:span text:style-name="T9">// el Element es el nodo. Sacamos el nodo raiz (suponemos que es una</text:span></text:p>
      <text:p text:style-name="P1"><text:span text:style-name="T3"><text:s text:c="12"/></text:span><text:span text:style-name="T9">// persona).</text:span></text:p>
      <text:p text:style-name="P3"><text:s text:c="12"/>nodoPartida = documento.getRootElement();</text:p>
      <text:p text:style-name="P1"><text:span text:style-name="T3"><text:s text:c="12"/></text:span><text:span text:style-name="T9">// aca, una vez obtenido el nodo XML que representa a la persona,</text:span></text:p>
      <text:p text:style-name="P1"><text:soft-page-break/><text:span text:style-name="T3"><text:s text:c="12"/></text:span><text:span text:style-name="T9">// creamos la persona</text:span></text:p>
      <text:p text:style-name="P1"><text:span text:style-name="T3"><text:s text:c="12"/></text:span><text:span text:style-name="T9">// para devolver.</text:span></text:p>
      <text:p text:style-name="P1"><text:span text:style-name="T3"><text:s text:c="8"/>} </text:span><text:span text:style-name="T2">catch</text:span><text:span text:style-name="T3"> (DocumentException ex) {</text:span></text:p>
      <text:p text:style-name="P1"><text:span text:style-name="T3"><text:s text:c="12"/></text:span><text:span text:style-name="T2">throw</text:span><text:span text:style-name="T3"> </text:span><text:span text:style-name="T2">new</text:span><text:span text:style-name="T3"> IOException(</text:span><text:span text:style-name="T11">"ERROR AL TRABAJAR CON EL ARCHIVO"</text:span><text:span text:style-name="T3">);</text:span></text:p>
      <text:p text:style-name="P3"><text:s text:c="8"/>}</text:p>
      <text:p text:style-name="P1"><text:span text:style-name="T3"><text:s text:c="8"/></text:span><text:span text:style-name="T2">return</text:span><text:span text:style-name="T3"> nodoPartida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ArrayList&lt;Barco&gt; crearBarcosPorDefault() {</text:span></text:p>
      <text:p text:style-name="P1"><text:span text:style-name="T3"><text:s text:c="8"/></text:span><text:span text:style-name="T2">return</text:span><text:span text:style-name="T3"> </text:span><text:span text:style-name="T12">manejadorDeElementosDelTablero</text:span><text:span text:style-name="T3">.crearBarcosPorDefault(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int</text:span><text:span text:style-name="T3"> getPuntos() {</text:span></text:p>
      <text:p text:style-name="P1"><text:span text:style-name="T3"><text:s text:c="8"/></text:span><text:span text:style-name="T2">return</text:span><text:span text:style-name="T3"> </text:span><text:span text:style-name="T12">puntos</text:span><text:span text:style-name="T3">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void</text:span><text:span text:style-name="T3"> colocarDisparo(String nombre, Vector posicion) {</text:span></text:p>
      <text:p text:style-name="P1"><text:span text:style-name="T3"><text:s text:c="8"/>ConstructorDeDisparo constructorDeDisparo = </text:span><text:span text:style-name="T2">new</text:span><text:span text:style-name="T3"> ConstructorDeDisparo();</text:span></text:p>
      <text:p text:style-name="P3"><text:s text:c="8"/>Disparo unDisparo;</text:p>
      <text:p text:style-name="P1"><text:span text:style-name="T3"><text:s text:c="8"/></text:span><text:span text:style-name="T2">try</text:span><text:span text:style-name="T3"> {</text:span></text:p>
      <text:p text:style-name="P3"><text:s text:c="12"/>unDisparo = constructorDeDisparo.construirDisparo(nombre, posicion);</text:p>
      <text:p text:style-name="P1"><text:span text:style-name="T3"><text:s text:c="8"/>} </text:span><text:span text:style-name="T2">catch</text:span><text:span text:style-name="T3"> (DisparoInvalido error) {</text:span></text:p>
      <text:p text:style-name="P1"><text:span text:style-name="T3"><text:s text:c="12"/></text:span><text:span text:style-name="T2">return</text:span><text:span text:style-name="T3">;</text:span></text:p>
      <text:p text:style-name="P3"><text:s text:c="8"/>}</text:p>
      <text:p text:style-name="P1"><text:span text:style-name="T3"><text:s text:c="8"/></text:span><text:span text:style-name="T2">if</text:span><text:span text:style-name="T3"> (unDisparo.costo() &lt;= </text:span><text:span text:style-name="T2">this</text:span><text:span text:style-name="T3">.getPuntos()) {</text:span></text:p>
      <text:p text:style-name="P1"><text:span text:style-name="T3"><text:s text:c="12"/></text:span><text:span text:style-name="T12">disparos</text:span><text:span text:style-name="T3">.add(unDisparo);</text:span></text:p>
      <text:p text:style-name="P1"><text:span text:style-name="T3"><text:s text:c="12"/></text:span><text:span text:style-name="T2">this</text:span><text:span text:style-name="T3">.reducirPuntosEn(unDisparo.costo());</text:span></text:p>
      <text:p text:style-name="P1"><text:span text:style-name="T3"><text:s text:c="12"/></text:span><text:span text:style-name="T2">this</text:span><text:span text:style-name="T3">.realizarCambiosPasoTurno();</text:span></text:p>
      <text:p text:style-name="P3"><text:s text:c="8"/>}</text:p>
      <text:p text:style-name="P3"><text:s text:c="4"/>}</text:p>
      <text:p text:style-name="P1"/>
      <text:p text:style-name="P1"><text:span text:style-name="T3"><text:s text:c="4"/></text:span><text:span text:style-name="T9">// Paso de turno sin realizar acciones.</text:span></text:p>
      <text:p text:style-name="P1"><text:span text:style-name="T3"><text:s text:c="4"/></text:span><text:span text:style-name="T2">public</text:span><text:span text:style-name="T3"> </text:span><text:span text:style-name="T2">void</text:span><text:span text:style-name="T3"> pasarTurno() {</text:span></text:p>
      <text:p text:style-name="P1"><text:span text:style-name="T3"><text:s text:c="8"/></text:span><text:span text:style-name="T2">if</text:span><text:span text:style-name="T3"> (</text:span><text:span text:style-name="T2">this</text:span><text:span text:style-name="T3">.getPuntos() &gt;= 10) {</text:span></text:p>
      <text:p text:style-name="P1"><text:span text:style-name="T3"><text:s text:c="12"/></text:span><text:span text:style-name="T2">this</text:span><text:span text:style-name="T3">.reducirPuntosEn(</text:span><text:span text:style-name="T12">decrecimientoDePuntosPorPasoDeTurno</text:span><text:span text:style-name="T3">);</text:span></text:p>
      <text:p text:style-name="P1"><text:span text:style-name="T3"><text:s text:c="12"/></text:span><text:span text:style-name="T2">this</text:span><text:span text:style-name="T3">.realizarCambiosPasoTurno();</text:span></text:p>
      <text:p text:style-name="P3"><text:s text:c="8"/>}</text:p>
      <text:p text:style-name="P3"><text:s text:c="4"/>}</text:p>
      <text:p text:style-name="P1"/>
      <text:p text:style-name="P1"><text:span text:style-name="T3"><text:s text:c="4"/></text:span><text:span text:style-name="T9">// Nos devuelve un booleano que informa si los puntos son suficientes o no</text:span></text:p>
      <text:p text:style-name="P1"><text:span text:style-name="T3"><text:s text:c="4"/></text:span><text:span text:style-name="T9">// para seguir jugando.</text:span></text:p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faltanPuntosParaSeguir() {</text:span></text:p>
      <text:p text:style-name="P1"><text:span text:style-name="T3"><text:s text:c="8"/></text:span><text:span text:style-name="T2">return</text:span><text:span text:style-name="T3"> (</text:span><text:span text:style-name="T12">puntos</text:span><text:span text:style-name="T3"> &lt; </text:span><text:span text:style-name="T12">decrecimientoDePuntosPorPasoDeTurno</text:span><text:span text:style-name="T3">);</text:span></text:p>
      <text:p text:style-name="P3"><text:s text:c="4"/>}</text:p>
      <text:p text:style-name="P1"/>
      <text:p text:style-name="P1"><text:span text:style-name="T3"><text:s text:c="4"/></text:span><text:span text:style-name="T9">// Este metodo se ocupa del movimiento de barcos y explosion de minas.</text:span></text:p>
      <text:p text:style-name="P1"/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gano() {</text:span></text:p>
      <text:p text:style-name="P1"><text:span text:style-name="T3"><text:s text:c="8"/></text:span><text:span text:style-name="T2">return</text:span><text:span text:style-name="T3"> </text:span><text:span text:style-name="T12">manejadorDeElementosDelTablero</text:span><text:span text:style-name="T3">.todosLosDestructiblesEstanDestruidos();</text:span></text:p>
      <text:p text:style-name="P3"><text:s text:c="4"/>}</text:p>
      <text:p text:style-name="P1"/>
      <text:p text:style-name="P1"><text:span text:style-name="T3"><text:s text:c="4"/></text:span><text:span text:style-name="T2">public</text:span><text:span text:style-name="T3"> </text:span><text:span text:style-name="T2">boolean</text:span><text:span text:style-name="T3"> perdio() {</text:span></text:p>
      <text:p text:style-name="P1"><text:span text:style-name="T3"><text:s text:c="8"/></text:span><text:span text:style-name="T2">if</text:span><text:span text:style-name="T3"> (!gano()) {</text:span></text:p>
      <text:p text:style-name="P1"><text:span text:style-name="T3"><text:s text:c="12"/></text:span><text:span text:style-name="T2">return</text:span><text:span text:style-name="T3"> </text:span><text:span text:style-name="T2">this</text:span><text:span text:style-name="T3">.faltanPuntosParaSeguir();</text:span></text:p>
      <text:p text:style-name="P3"><text:s text:c="8"/>}</text:p>
      <text:p text:style-name="P1"><text:span text:style-name="T3"><text:s text:c="8"/></text:span><text:span text:style-name="T2">return</text:span><text:span text:style-name="T3"> </text:span><text:span text:style-name="T2">false</text:span><text:span text:style-name="T3">;</text:span></text:p>
      <text:p text:style-name="P3"><text:s text:c="4"/>}</text:p>
      <text:p text:style-name="P1"/>
      <text:p text:style-name="P1"><text:span text:style-name="T3"><text:s text:c="4"/></text:span><text:span text:style-name="T9">// ------------------- Metodos Privados -----------------------------</text:span></text:p>
      <text:p text:style-name="P1"/>
      <text:p text:style-name="P1"><text:span text:style-name="T3"><text:s text:c="4"/></text:span><text:span text:style-name="T2">private</text:span><text:span text:style-name="T3"> </text:span><text:span text:style-name="T2">void</text:span><text:span text:style-name="T3"> reducirPuntosEn(</text:span><text:span text:style-name="T2">int</text:span><text:span text:style-name="T3"> puntosADisminuir) {</text:span></text:p>
      <text:p text:style-name="P1"><text:span text:style-name="T3"><text:s text:c="8"/></text:span><text:span text:style-name="T12">puntos</text:span><text:span text:style-name="T3"> -= puntosADisminuir;</text:span></text:p>
      <text:p text:style-name="P3"><text:soft-page-break/><text:s text:c="4"/>}</text:p>
      <text:p text:style-name="P1"/>
      <text:p text:style-name="P1"><text:span text:style-name="T3"><text:s text:c="4"/></text:span><text:span text:style-name="T2">private</text:span><text:span text:style-name="T3"> </text:span><text:span text:style-name="T2">void</text:span><text:span text:style-name="T3"> realizarCambiosPasoTurno() {</text:span></text:p>
      <text:p text:style-name="P1"><text:span text:style-name="T3"><text:s text:c="8"/></text:span><text:span text:style-name="T2">this</text:span><text:span text:style-name="T3">.pasoTurnoDisparos();</text:span></text:p>
      <text:p text:style-name="P1"><text:span text:style-name="T3"><text:s text:c="8"/></text:span><text:span text:style-name="T12">manejadorDeElementosDelTablero</text:span><text:span text:style-name="T3">.moverElementos();</text:span></text:p>
      <text:p text:style-name="P3"><text:s text:c="4"/>}</text:p>
      <text:p text:style-name="P1"/>
      <text:p text:style-name="P1"><text:span text:style-name="T3"><text:s text:c="4"/></text:span><text:span text:style-name="T2">private</text:span><text:span text:style-name="T3"> </text:span><text:span text:style-name="T2">void</text:span><text:span text:style-name="T3"> pasoTurnoDisparos() {</text:span></text:p>
      <text:p text:style-name="P3"><text:s text:c="8"/>Disparo disparoAuxiliar;</text:p>
      <text:p text:style-name="P1"><text:span text:style-name="T3"><text:s text:c="8"/></text:span><text:span text:style-name="T2">int</text:span><text:span text:style-name="T3"> i = 0;</text:span></text:p>
      <text:p text:style-name="P1"><text:span text:style-name="T3"><text:s text:c="8"/></text:span><text:span text:style-name="T2">while</text:span><text:span text:style-name="T3"> (i &lt; </text:span><text:span text:style-name="T12">disparos</text:span><text:span text:style-name="T3">.size()) {</text:span></text:p>
      <text:p text:style-name="P1"><text:span text:style-name="T3"><text:s text:c="12"/></text:span><text:span text:style-name="T2">if</text:span><text:span text:style-name="T3"> ((</text:span><text:span text:style-name="T12">disparos</text:span><text:span text:style-name="T3">.get(i)).debeExplotar()) {</text:span></text:p>
      <text:p text:style-name="P1"><text:span text:style-name="T3"><text:s text:c="16"/>disparoAuxiliar = </text:span><text:span text:style-name="T12">disparos</text:span><text:span text:style-name="T3">.remove(i);</text:span></text:p>
      <text:p text:style-name="P3"><text:s text:c="16"/>disparoAuxiliar.explotar();</text:p>
      <text:p text:style-name="P1"><text:span text:style-name="T3"><text:s text:c="12"/>} </text:span><text:span text:style-name="T2">else</text:span><text:span text:style-name="T3"> {</text:span></text:p>
      <text:p text:style-name="P1"/>
      <text:p text:style-name="P1"><text:span text:style-name="T3"><text:s text:c="16"/>disparoAuxiliar = </text:span><text:span text:style-name="T12">disparos</text:span><text:span text:style-name="T3">.get(i);</text:span></text:p>
      <text:p text:style-name="P3"><text:s text:c="16"/>disparoAuxiliar.pasarTurno();</text:p>
      <text:p text:style-name="P3"><text:s text:c="16"/>i++;</text:p>
      <text:p text:style-name="P3"><text:s text:c="12"/>}</text:p>
      <text:p text:style-name="P3"><text:s text:c="8"/>}</text:p>
      <text:p text:style-name="P1"/>
      <text:p text:style-name="P3"><text:s text:c="4"/>}</text:p>
      <text:p text:style-name="P1"/>
      <text:p text:style-name="P3">}</text:p>
      <text:p text:style-name="P3"/>
      <text:p text:style-name="P4"><text:span text:style-name="T1">package</text:span> vistasbarcos;</text:p>
      <text:p text:style-name="P3"/>
      <text:p text:style-name="P1"><text:span text:style-name="T2">public</text:span><text:span text:style-name="T3"> </text:span><text:span text:style-name="T2">interface</text:span><text:span text:style-name="T3"> AbstractDefinition {</text:span></text:p>
      <text:p text:style-name="P1"/>
      <text:p text:style-name="P1"><text:span text:style-name="T3"><text:s text:c="4"/></text:span><text:span text:style-name="T2">public</text:span><text:span text:style-name="T3"> </text:span><text:span text:style-name="T2">abstract</text:span><text:span text:style-name="T3"> Color identificarColor(Buque buque);</text:span></text:p>
      <text:p text:style-name="P3">}</text:p>
      <text:p text:style-name="P3"/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DefinidorDeColor </text:span><text:span text:style-name="T2">implements</text:span><text:span text:style-name="T3"> AbstractDefinition {</text:span></text:p>
      <text:p text:style-name="P1"/>
      <text:p text:style-name="P1"><text:span text:style-name="T3"><text:tab/></text:span><text:span text:style-name="T2">public</text:span><text:span text:style-name="T3"> Color devolverColor(Buque buque) {</text:span></text:p>
      <text:p text:style-name="P1"><text:span text:style-name="T3"><text:tab/><text:tab/></text:span><text:span text:style-name="T2">return</text:span><text:span text:style-name="T3"> Color.</text:span><text:span text:style-name="T13">WHITE</text:span><text:span text:style-name="T3">;</text:span></text:p>
      <text:p text:style-name="P3"><text:tab/>}</text:p>
      <text:p text:style-name="P1"/>
      <text:p text:style-name="P1"><text:span text:style-name="T3"><text:tab/></text:span><text:span text:style-name="T2">public</text:span><text:span text:style-name="T3"> Color devolverColor(Destructor destructor) {</text:span></text:p>
      <text:p text:style-name="P1"><text:span text:style-name="T3"><text:tab/><text:tab/></text:span><text:span text:style-name="T2">return</text:span><text:span text:style-name="T3"> Color.</text:span><text:span text:style-name="T13">BLUE</text:span><text:span text:style-name="T3">;</text:span></text:p>
      <text:p text:style-name="P3"><text:tab/>}</text:p>
      <text:p text:style-name="P1"/>
      <text:p text:style-name="P1"><text:span text:style-name="T3"><text:tab/></text:span><text:span text:style-name="T2">public</text:span><text:span text:style-name="T3"> Color devolverColor(Rompehielo rompehielo) {</text:span></text:p>
      <text:p text:style-name="P1"><text:span text:style-name="T3"><text:tab/><text:tab/></text:span><text:span text:style-name="T2">return</text:span><text:span text:style-name="T3"> Color.</text:span><text:span text:style-name="T13">GREEN</text:span><text:span text:style-name="T3">;</text:span></text:p>
      <text:p text:style-name="P3"><text:tab/>}</text:p>
      <text:p text:style-name="P1"/>
      <text:p text:style-name="P1"><text:span text:style-name="T3"><text:tab/></text:span><text:span text:style-name="T2">public</text:span><text:span text:style-name="T3"> Color devolverColor(Lancha lancha) {</text:span></text:p>
      <text:p text:style-name="P1"><text:span text:style-name="T3"><text:tab/><text:tab/></text:span><text:span text:style-name="T2">return</text:span><text:span text:style-name="T3"> Color.</text:span><text:span text:style-name="T13">ORANGE</text:span><text:span text:style-name="T3">;</text:span></text:p>
      <text:p text:style-name="P3"><text:tab/>}</text:p>
      <text:p text:style-name="P1"/>
      <text:p text:style-name="P1"><text:span text:style-name="T3"><text:tab/></text:span><text:span text:style-name="T2">public</text:span><text:span text:style-name="T3"> Color devolverColor(Portaaviones portaaviones) {</text:span></text:p>
      <text:p text:style-name="P1"><text:span text:style-name="T3"><text:tab/><text:tab/></text:span><text:span text:style-name="T2">return</text:span><text:span text:style-name="T3"> Color.</text:span><text:span text:style-name="T13">RED</text:span><text:span text:style-name="T3">;</text:span></text:p>
      <text:p text:style-name="P3"><text:tab/>}</text:p>
      <text:p text:style-name="P1"/>
      <text:p text:style-name="P1"><text:span text:style-name="T3"><text:tab/></text:span><text:span text:style-name="T10">@Override</text:span></text:p>
      <text:p text:style-name="P1"><text:span text:style-name="T3"><text:tab/></text:span><text:span text:style-name="T2">public</text:span><text:span text:style-name="T3"> Color identificarColor(Buque buque) {</text:span></text:p>
      <text:p text:style-name="P1"><text:span text:style-name="T3"><text:tab/><text:tab/></text:span><text:span text:style-name="T2">return</text:span><text:span text:style-name="T3"> Color.</text:span><text:span text:style-name="T13">WHITE</text:span><text:span text:style-name="T3">;</text:span></text:p>
      <text:p text:style-name="P3"><text:tab/>}</text:p>
      <text:p text:style-name="P1"/>
      <text:p text:style-name="P3">}</text:p>
      <text:p text:style-name="P5"><text:soft-page-break/><text:span text:style-name="T4"/></text:p>
      <text:p text:style-name="P1"><text:span text:style-name="T2">public</text:span><text:span text:style-name="T3"> </text:span><text:span text:style-name="T2">class</text:span><text:span text:style-name="T3"> VistaBarcos </text:span><text:span text:style-name="T2">extends</text:span><text:span text:style-name="T3"> Circulo {</text:span></text:p>
      <text:p text:style-name="P1"><text:span text:style-name="T3"><text:tab/>Parte </text:span><text:span text:style-name="T12">parteBarco</text:span><text:span text:style-name="T3">;</text:span></text:p>
      <text:p text:style-name="P1"/>
      <text:p text:style-name="P1"><text:span text:style-name="T3"><text:tab/></text:span><text:span text:style-name="T2">public</text:span><text:span text:style-name="T3"> VistaBarcos(</text:span><text:span text:style-name="T2">int</text:span><text:span text:style-name="T3"> arg0, ObjetoPosicionable arg1) {</text:span></text:p>
      <text:p text:style-name="P1"><text:span text:style-name="T3"><text:tab/><text:tab/></text:span><text:span text:style-name="T2">super</text:span><text:span text:style-name="T3">(arg0, arg1);</text:span></text:p>
      <text:p text:style-name="P1"><text:span text:style-name="T3"><text:tab/><text:tab/></text:span><text:span text:style-name="T12">parteBarco</text:span><text:span text:style-name="T3"> = (Parte) arg1;</text:span></text:p>
      <text:p text:style-name="P3"><text:tab/>}</text:p>
      <text:p text:style-name="P1"/>
      <text:p text:style-name="P1"><text:span text:style-name="T3"><text:tab/></text:span><text:span text:style-name="T10">@Override</text:span></text:p>
      <text:p text:style-name="P1"><text:span text:style-name="T3"><text:tab/></text:span><text:span text:style-name="T2">public</text:span><text:span text:style-name="T3"> Color getColor() {</text:span></text:p>
      <text:p text:style-name="P1"><text:span text:style-name="T3"><text:tab/><text:tab/></text:span><text:span text:style-name="T2">if</text:span><text:span text:style-name="T3"> (</text:span><text:span text:style-name="T12">parteBarco</text:span><text:span text:style-name="T3">.estaDestruida())</text:span></text:p>
      <text:p text:style-name="P1"><text:span text:style-name="T3"><text:tab/><text:tab/><text:tab/></text:span><text:span text:style-name="T2">return</text:span><text:span text:style-name="T3"> Color.</text:span><text:span text:style-name="T13">RED</text:span><text:span text:style-name="T3">;</text:span></text:p>
      <text:p text:style-name="P1"><text:span text:style-name="T3"><text:tab/><text:tab/></text:span><text:span text:style-name="T2">else</text:span></text:p>
      <text:p text:style-name="P1"><text:span text:style-name="T3"><text:tab/><text:tab/><text:tab/></text:span><text:span text:style-name="T2">return</text:span><text:span text:style-name="T3"> </text:span><text:span text:style-name="T2">super</text:span><text:span text:style-name="T3">.getColor();</text:span></text:p>
      <text:p text:style-name="P3"><text:tab/>}</text:p>
      <text:p text:style-name="P3">}</text:p>
      <text:p text:style-name="P5"><text:span text:style-name="T4"/></text:p>
      <text:p text:style-name="P1"><text:span text:style-name="T2">package</text:span><text:span text:style-name="T3"> constructoresdevistas;</text:span></text:p>
      <text:p text:style-name="P1"/>
      <text:p text:style-name="P1"><text:span text:style-name="T2">public</text:span><text:span text:style-name="T3"> </text:span><text:span text:style-name="T2">interface</text:span><text:span text:style-name="T3"> AbstractVistasBarcoFactory {</text:span></text:p>
      <text:p text:style-name="P1"><text:span text:style-name="T3"><text:tab/></text:span><text:span text:style-name="T2">public</text:span><text:span text:style-name="T3"> </text:span><text:span text:style-name="T2">abstract</text:span><text:span text:style-name="T3"> ArrayList&lt;VistaParte&gt; crearVistas();</text:span>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VistaLanchaFactory </text:span><text:span text:style-name="T2">extends</text:span><text:span text:style-name="T3"> VistasBarcoFactory </text:span><text:span text:style-name="T2">implements</text:span></text:p>
      <text:p text:style-name="P3"><text:tab/><text:tab/>AbstractVistasBarcoFactory {</text:p>
      <text:p text:style-name="P1"><text:span text:style-name="T3"><text:tab/></text:span><text:span text:style-name="T2">final</text:span><text:span text:style-name="T3"> </text:span><text:span text:style-name="T2">static</text:span><text:span text:style-name="T3"> </text:span><text:span text:style-name="T2">int</text:span><text:span text:style-name="T3"> </text:span><text:span text:style-name="T13">TAM_LANCHA</text:span><text:span text:style-name="T3"> = 2;</text:span></text:p>
      <text:p text:style-name="P1"/>
      <text:p text:style-name="P1"><text:span text:style-name="T3"><text:tab/></text:span><text:span text:style-name="T2">public</text:span><text:span text:style-name="T3"> VistaLanchaFactory(Vector orientacionBarco,</text:span></text:p>
      <text:p text:style-name="P3"><text:tab/><text:tab/><text:tab/>ArrayList&lt;Parte&gt; partesAUtilizar) {</text:p>
      <text:p text:style-name="P1"><text:span text:style-name="T3"><text:tab/><text:tab/></text:span><text:span text:style-name="T2">super</text:span><text:span text:style-name="T3">(</text:span><text:span text:style-name="T13">TAM_LANCHA</text:span><text:span text:style-name="T3">, orientacionBarco, </text:span><text:span text:style-name="T11">"lancha"</text:span><text:span text:style-name="T3">, partesAUtilizar);</text:span></text:p>
      <text:p text:style-name="P3"><text:tab/>}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abstract</text:span><text:span text:style-name="T3"> </text:span><text:span text:style-name="T2">class</text:span><text:span text:style-name="T3"> VistasBarcoFactory </text:span><text:span text:style-name="T2">implements</text:span><text:span text:style-name="T3"> AbstractVistasBarcoFactory {</text:span></text:p>
      <text:p text:style-name="P1"><text:span text:style-name="T3"><text:tab/>ArrayList&lt;String&gt; </text:span><text:span text:style-name="T12">directorioImagenesPartesSanas</text:span><text:span text:style-name="T3">;</text:span></text:p>
      <text:p text:style-name="P1"><text:span text:style-name="T3"><text:tab/>ArrayList&lt;String&gt; </text:span><text:span text:style-name="T12">directorioImagenesPartesDestruidas</text:span><text:span text:style-name="T3">;</text:span></text:p>
      <text:p text:style-name="P1"><text:span text:style-name="T3"><text:tab/>ArrayList&lt;Parte&gt; </text:span><text:span text:style-name="T12">partes</text:span><text:span text:style-name="T3">;</text:span></text:p>
      <text:p text:style-name="P1"/>
      <text:p text:style-name="P1"><text:span text:style-name="T3"><text:tab/></text:span><text:span text:style-name="T2">public</text:span><text:span text:style-name="T3"> VistasBarcoFactory(</text:span><text:span text:style-name="T2">int</text:span><text:span text:style-name="T3"> tamanio, Vector orientacionBarco,</text:span></text:p>
      <text:p text:style-name="P3"><text:tab/><text:tab/><text:tab/>String nombreBarco, ArrayList&lt;Parte&gt; partesAUtilizar) {</text:p>
      <text:p text:style-name="P1"><text:span text:style-name="T3"><text:tab/><text:tab/></text:span><text:span text:style-name="T12">partes</text:span><text:span text:style-name="T3"> = partesAUtilizar;</text:span></text:p>
      <text:p text:style-name="P3"><text:tab/><text:tab/>String orientacion;</text:p>
      <text:p text:style-name="P1"><text:span text:style-name="T3"><text:tab/><text:tab/></text:span><text:span text:style-name="T2">if</text:span><text:span text:style-name="T3"> (orientacionBarco.x() == 0) {</text:span></text:p>
      <text:p text:style-name="P1"><text:span text:style-name="T3"><text:tab/><text:tab/><text:tab/>orientacion = </text:span><text:span text:style-name="T11">"vertical/"</text:span><text:span text:style-name="T3">;</text:span></text:p>
      <text:p text:style-name="P1"><text:span text:style-name="T3"><text:tab/><text:tab/>} </text:span><text:span text:style-name="T2">else</text:span><text:span text:style-name="T3"> {</text:span></text:p>
      <text:p text:style-name="P1"><text:span text:style-name="T3"><text:tab/><text:tab/><text:tab/>orientacion = </text:span><text:span text:style-name="T11">"horizontal/"</text:span><text:span text:style-name="T3">;</text:span></text:p>
      <text:p text:style-name="P3"><text:tab/><text:tab/>}</text:p>
      <text:p text:style-name="P1"><text:span text:style-name="T3"><text:tab/><text:tab/></text:span><text:span text:style-name="T12">directorioImagenesPartesSanas</text:span><text:span text:style-name="T3"> = </text:span><text:span text:style-name="T2">new</text:span><text:span text:style-name="T3"> ArrayList&lt;String&gt;();</text:span></text:p>
      <text:p text:style-name="P1"><text:span text:style-name="T3"><text:tab/><text:tab/></text:span><text:span text:style-name="T2">for</text:span><text:span text:style-name="T3"> (</text:span><text:span text:style-name="T2">int</text:span><text:span text:style-name="T3"> i = 1; i &lt;= tamanio; i++) {</text:span></text:p>
      <text:p text:style-name="P1"><text:span text:style-name="T3"><text:tab/><text:tab/><text:tab/></text:span><text:span text:style-name="T12">directorioImagenesPartesSanas</text:span><text:span text:style-name="T3">.add(</text:span><text:span text:style-name="T11">"imagenes/"</text:span><text:span text:style-name="T3"> + nombreBarco</text:span></text:p>
      <text:p text:style-name="P1"><text:span text:style-name="T3"><text:tab/><text:tab/><text:tab/><text:tab/><text:tab/>+ </text:span><text:span text:style-name="T11">"/sano/"</text:span><text:span text:style-name="T3"> + orientacion + nombreBarco</text:span></text:p>
      <text:p text:style-name="P1"><text:span text:style-name="T3"><text:tab/><text:tab/><text:tab/><text:tab/><text:tab/>+ Integer.</text:span><text:span text:style-name="T6">toString</text:span><text:span text:style-name="T3">(i) + </text:span><text:span text:style-name="T11">".png"</text:span><text:span text:style-name="T3">);</text:span></text:p>
      <text:p text:style-name="P3"><text:tab/><text:tab/>}</text:p>
      <text:p text:style-name="P1"/>
      <text:p text:style-name="P1"><text:span text:style-name="T3"><text:tab/><text:tab/></text:span><text:span text:style-name="T12">directorioImagenesPartesDestruidas</text:span><text:span text:style-name="T3"> = </text:span><text:span text:style-name="T2">new</text:span><text:span text:style-name="T3"> ArrayList&lt;String&gt;();</text:span></text:p>
      <text:p text:style-name="P1"><text:span text:style-name="T3"><text:tab/><text:tab/></text:span><text:span text:style-name="T2">for</text:span><text:span text:style-name="T3"> (</text:span><text:span text:style-name="T2">int</text:span><text:span text:style-name="T3"> i = 1; i &lt;= tamanio; i++) {</text:span></text:p>
      <text:p text:style-name="P1"><text:span text:style-name="T3"><text:tab/><text:tab/><text:tab/></text:span><text:span text:style-name="T12">directorioImagenesPartesDestruidas</text:span><text:span text:style-name="T3">.add(</text:span><text:span text:style-name="T11">"imagenes/"</text:span><text:span text:style-name="T3"> + nombreBarco</text:span></text:p>
      <text:p text:style-name="P1"><text:span text:style-name="T3"><text:tab/><text:tab/><text:tab/><text:tab/><text:tab/>+ </text:span><text:span text:style-name="T11">"/destruido/"</text:span><text:span text:style-name="T3"> + orientacion + nombreBarco</text:span></text:p>
      <text:p text:style-name="P1"><text:span text:style-name="T3"><text:tab/><text:tab/><text:tab/><text:tab/><text:tab/>+ Integer.</text:span><text:span text:style-name="T6">toString</text:span><text:span text:style-name="T3">(i) + </text:span><text:span text:style-name="T11">".png"</text:span><text:span text:style-name="T3">);</text:span></text:p>
      <text:p text:style-name="P3"><text:soft-page-break/><text:tab/><text:tab/>}</text:p>
      <text:p text:style-name="P3"><text:tab/>}</text:p>
      <text:p text:style-name="P1"/>
      <text:p text:style-name="P1"><text:span text:style-name="T3"><text:tab/></text:span><text:span text:style-name="T10">@Override</text:span></text:p>
      <text:p text:style-name="P1"><text:span text:style-name="T3"><text:tab/></text:span><text:span text:style-name="T2">public</text:span><text:span text:style-name="T3"> ArrayList&lt;VistaParte&gt; crearVistas() {</text:span></text:p>
      <text:p text:style-name="P1"><text:span text:style-name="T3"><text:tab/><text:tab/>ArrayList&lt;VistaParte&gt; vistasADevolver = </text:span><text:span text:style-name="T2">new</text:span><text:span text:style-name="T3"> ArrayList&lt;VistaParte&gt;();</text:span></text:p>
      <text:p text:style-name="P1"><text:span text:style-name="T3"><text:tab/><text:tab/></text:span><text:span text:style-name="T2">for</text:span><text:span text:style-name="T3"> (</text:span><text:span text:style-name="T2">int</text:span><text:span text:style-name="T3"> i = 0; i &lt; </text:span><text:span text:style-name="T12">partes</text:span><text:span text:style-name="T3">.size(); i++) {</text:span></text:p>
      <text:p text:style-name="P1"><text:span text:style-name="T3"><text:tab/><text:tab/><text:tab/></text:span><text:span text:style-name="T2">try</text:span><text:span text:style-name="T3"> {</text:span></text:p>
      <text:p text:style-name="P1"><text:span text:style-name="T3"><text:tab/><text:tab/><text:tab/><text:tab/>vistasADevolver.add(</text:span><text:span text:style-name="T2">new</text:span><text:span text:style-name="T3"> VistaParte(</text:span></text:p>
      <text:p text:style-name="P1"><text:span text:style-name="T3"><text:tab/><text:tab/><text:tab/><text:tab/><text:tab/><text:tab/></text:span><text:span text:style-name="T12">directorioImagenesPartesSanas</text:span><text:span text:style-name="T3">.get(i),</text:span></text:p>
      <text:p text:style-name="P1"><text:span text:style-name="T3"><text:tab/><text:tab/><text:tab/><text:tab/><text:tab/><text:tab/></text:span><text:span text:style-name="T12">directorioImagenesPartesDestruidas</text:span><text:span text:style-name="T3">.get(i), </text:span><text:span text:style-name="T12">partes</text:span></text:p>
      <text:p text:style-name="P3"><text:tab/><text:tab/><text:tab/><text:tab/><text:tab/><text:tab/><text:tab/><text:tab/>.get(i)));</text:p>
      <text:p text:style-name="P1"><text:span text:style-name="T3"><text:tab/><text:tab/><text:tab/>} </text:span><text:span text:style-name="T2">catch</text:span><text:span text:style-name="T3"> (IOException error) {</text:span></text:p>
      <text:p text:style-name="P1"><text:span text:style-name="T3"><text:tab/><text:tab/><text:tab/><text:tab/>System.</text:span><text:span text:style-name="T13">out</text:span><text:span text:style-name="T3">.println(error);</text:span></text:p>
      <text:p text:style-name="P3"><text:tab/><text:tab/><text:tab/>}</text:p>
      <text:p text:style-name="P3"><text:tab/><text:tab/>}</text:p>
      <text:p text:style-name="P1"><text:span text:style-name="T3"><text:tab/><text:tab/></text:span><text:span text:style-name="T2">return</text:span><text:span text:style-name="T3"> vistasADevolver;</text:span></text:p>
      <text:p text:style-name="P1"/>
      <text:p text:style-name="P3"><text:tab/>}</text:p>
      <text:p text:style-name="P1"/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VistasBuqueFactory </text:span><text:span text:style-name="T2">extends</text:span><text:span text:style-name="T3"> VistasBarcoFactory </text:span><text:span text:style-name="T2">implements</text:span></text:p>
      <text:p text:style-name="P3"><text:tab/><text:tab/>AbstractVistasBarcoFactory {</text:p>
      <text:p text:style-name="P1"><text:span text:style-name="T3"><text:tab/></text:span><text:span text:style-name="T2">final</text:span><text:span text:style-name="T3"> </text:span><text:span text:style-name="T2">static</text:span><text:span text:style-name="T3"> </text:span><text:span text:style-name="T2">int</text:span><text:span text:style-name="T3"> </text:span><text:span text:style-name="T13">TAM_BUQUE</text:span><text:span text:style-name="T3"> = 4;</text:span></text:p>
      <text:p text:style-name="P1"/>
      <text:p text:style-name="P1"><text:span text:style-name="T3"><text:tab/></text:span><text:span text:style-name="T2">public</text:span><text:span text:style-name="T3"> VistasBuqueFactory(Vector orientacionBarco,</text:span></text:p>
      <text:p text:style-name="P3"><text:tab/><text:tab/><text:tab/>ArrayList&lt;Parte&gt; partesAUtilizar) {</text:p>
      <text:p text:style-name="P1"><text:span text:style-name="T3"><text:tab/><text:tab/></text:span><text:span text:style-name="T2">super</text:span><text:span text:style-name="T3">(</text:span><text:span text:style-name="T13">TAM_BUQUE</text:span><text:span text:style-name="T3">, orientacionBarco, </text:span><text:span text:style-name="T11">"buque"</text:span><text:span text:style-name="T3">, partesAUtilizar);</text:span></text:p>
      <text:p text:style-name="P3"><text:tab/>}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VistasDestructorFactory </text:span><text:span text:style-name="T2">extends</text:span><text:span text:style-name="T3"> VistasBarcoFactory </text:span><text:span text:style-name="T2">implements</text:span></text:p>
      <text:p text:style-name="P3"><text:tab/><text:tab/>AbstractVistasBarcoFactory {</text:p>
      <text:p text:style-name="P1"><text:span text:style-name="T3"><text:tab/></text:span><text:span text:style-name="T2">final</text:span><text:span text:style-name="T3"> </text:span><text:span text:style-name="T2">static</text:span><text:span text:style-name="T3"> </text:span><text:span text:style-name="T2">int</text:span><text:span text:style-name="T3"> </text:span><text:span text:style-name="T13">TAM_DESTRUCTOR</text:span><text:span text:style-name="T3"> = 3;</text:span></text:p>
      <text:p text:style-name="P1"/>
      <text:p text:style-name="P1"><text:span text:style-name="T3"><text:tab/></text:span><text:span text:style-name="T2">public</text:span><text:span text:style-name="T3"> VistasDestructorFactory(Vector orientacionBarco,</text:span></text:p>
      <text:p text:style-name="P3"><text:tab/><text:tab/><text:tab/>ArrayList&lt;Parte&gt; partesAUtilizar) {</text:p>
      <text:p text:style-name="P1"><text:span text:style-name="T3"><text:tab/><text:tab/></text:span><text:span text:style-name="T2">super</text:span><text:span text:style-name="T3">(</text:span><text:span text:style-name="T13">TAM_DESTRUCTOR</text:span><text:span text:style-name="T3">, orientacionBarco, </text:span><text:span text:style-name="T11">"destructor"</text:span><text:span text:style-name="T3">, partesAUtilizar);</text:span></text:p>
      <text:p text:style-name="P3"><text:tab/>}</text:p>
      <text:p text:style-name="P3">}</text:p>
      <text:p text:style-name="P5"><text:span text:style-name="T4"/>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VistasPortaavionesFactory </text:span><text:span text:style-name="T2">extends</text:span><text:span text:style-name="T3"> VistasBarcoFactory </text:span><text:span text:style-name="T2">implements</text:span></text:p>
      <text:p text:style-name="P3"><text:tab/><text:tab/>AbstractVistasBarcoFactory {</text:p>
      <text:p text:style-name="P1"><text:span text:style-name="T3"><text:tab/></text:span><text:span text:style-name="T2">final</text:span><text:span text:style-name="T3"> </text:span><text:span text:style-name="T2">static</text:span><text:span text:style-name="T3"> </text:span><text:span text:style-name="T2">int</text:span><text:span text:style-name="T3"> </text:span><text:span text:style-name="T13">TAM_PORTAAVIONES</text:span><text:span text:style-name="T3"> = 5;</text:span></text:p>
      <text:p text:style-name="P1"/>
      <text:p text:style-name="P1"><text:span text:style-name="T3"><text:tab/></text:span><text:span text:style-name="T2">public</text:span><text:span text:style-name="T3"> VistasPortaavionesFactory(Vector orientacionBarco,</text:span></text:p>
      <text:p text:style-name="P3"><text:tab/><text:tab/><text:tab/>ArrayList&lt;Parte&gt; partesAUtilizar) {</text:p>
      <text:p text:style-name="P1"><text:span text:style-name="T3"><text:tab/><text:tab/></text:span><text:span text:style-name="T2">super</text:span><text:span text:style-name="T3">(</text:span><text:span text:style-name="T13">TAM_PORTAAVIONES</text:span><text:span text:style-name="T3">, orientacionBarco, </text:span><text:span text:style-name="T11">"portaaviones"</text:span><text:span text:style-name="T3">,</text:span></text:p>
      <text:p text:style-name="P3"><text:tab/><text:tab/><text:tab/><text:tab/>partesAUtilizar);</text:p>
      <text:p text:style-name="P3"><text:tab/>}</text:p>
      <text:p text:style-name="P3">}</text:p>
      <text:p text:style-name="P5"><text:span text:style-name="T4"/></text:p>
      <text:p text:style-name="P1"><text:span text:style-name="T2">public</text:span><text:span text:style-name="T3"> </text:span><text:span text:style-name="T2">class</text:span><text:span text:style-name="T3"> VistasRompehieloFactory </text:span><text:span text:style-name="T2">extends</text:span><text:span text:style-name="T3"> VistasBarcoFactory </text:span><text:span text:style-name="T2">implements</text:span></text:p>
      <text:p text:style-name="P3"><text:tab/><text:tab/>AbstractVistasBarcoFactory {</text:p>
      <text:p text:style-name="P1"><text:span text:style-name="T3"><text:tab/></text:span><text:span text:style-name="T2">final</text:span><text:span text:style-name="T3"> </text:span><text:span text:style-name="T2">static</text:span><text:span text:style-name="T3"> </text:span><text:span text:style-name="T2">int</text:span><text:span text:style-name="T3"> </text:span><text:span text:style-name="T13">TAM_ROMPEHIELO</text:span><text:span text:style-name="T3"> = 3;</text:span></text:p>
      <text:p text:style-name="P1"/>
      <text:p text:style-name="P1"><text:span text:style-name="T3"><text:tab/></text:span><text:span text:style-name="T2">public</text:span><text:span text:style-name="T3"> VistasRompehieloFactory(Vector orientacionBarco,</text:span></text:p>
      <text:p text:style-name="P3"><text:soft-page-break/><text:tab/><text:tab/><text:tab/>ArrayList&lt;Parte&gt; partesAUtilizar) {</text:p>
      <text:p text:style-name="P1"><text:span text:style-name="T3"><text:tab/><text:tab/></text:span><text:span text:style-name="T2">super</text:span><text:span text:style-name="T3">(</text:span><text:span text:style-name="T13">TAM_ROMPEHIELO</text:span><text:span text:style-name="T3">, orientacionBarco, </text:span><text:span text:style-name="T11">"rompehielo"</text:span><text:span text:style-name="T3">, partesAUtilizar);</text:span></text:p>
      <text:p text:style-name="P3"><text:tab/>}</text:p>
      <text:p text:style-name="P3">}</text:p>
      <text:p text:style-name="P5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8T20:11:29.47</meta:creation-date>
    <meta:document-statistic meta:table-count="0" meta:image-count="0" meta:object-count="0" meta:page-count="23" meta:paragraph-count="1045" meta:word-count="3430" meta:character-count="37909"/>
    <dc:date>2013-06-28T20:41:10.55</dc:date>
    <meta:editing-duration>PT13M44S</meta:editing-duration>
    <meta:editing-cycles>1</meta:editing-cycles>
    <meta:generator>OpenOffice.org/3.4.1$Win32 OpenOffice.org_project/341m1$Build-9593</meta:generator>
  </office:meta>
</office:document-meta>
</file>